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3285in" table:align="left"/>
    </style:style>
    <style:style style:name="Table1.A" style:family="table-column">
      <style:table-column-properties style:column-width="0.8313in"/>
    </style:style>
    <style:style style:name="Table1.B" style:family="table-column">
      <style:table-column-properties style:column-width="0.8882in"/>
    </style:style>
    <style:style style:name="Table1.C" style:family="table-column">
      <style:table-column-properties style:column-width="1.609in"/>
    </style:style>
    <style:style style:name="Table1.1" style:family="table-row">
      <style:table-row-properties style:min-row-height="0.3556in"/>
    </style:style>
    <style:style style:name="Table1.A1" style:family="table-cell">
      <style:table-cell-properties style:vertical-align="middle" fo:padding="0.1in" fo:border="none" style:writing-mode="page"/>
    </style:style>
    <style:style style:name="Table9" style:family="table">
      <style:table-properties style:width="10in" table:align="margins"/>
    </style:style>
    <style:style style:name="Table9.A" style:family="table-column">
      <style:table-column-properties style:column-width="0.8465in" style:rel-column-width="5547*"/>
    </style:style>
    <style:style style:name="Table9.B" style:family="table-column">
      <style:table-column-properties style:column-width="9.1535in" style:rel-column-width="59988*"/>
    </style:style>
    <style:style style:name="Table9.1" style:family="table-row">
      <style:table-row-properties style:min-row-height="0.3556in"/>
    </style:style>
    <style:style style:name="Table9.A1" style:family="table-cell">
      <style:table-cell-properties style:vertical-align="middle" fo:padding="0.1in" fo:border="none" style:writing-mode="page"/>
    </style:style>
    <style:style style:name="Table2" style:family="table">
      <style:table-properties style:width="3.3285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882in"/>
    </style:style>
    <style:style style:name="Table2.C" style:family="table-column">
      <style:table-column-properties style:column-width="1.609in"/>
    </style:style>
    <style:style style:name="Table2.1" style:family="table-row">
      <style:table-row-properties style:min-row-height="0.3556in"/>
    </style:style>
    <style:style style:name="Table2.A1" style:family="table-cell">
      <style:table-cell-properties style:vertical-align="middle" fo:padding="0.1in" fo:border="none" style:writing-mode="page"/>
    </style:style>
    <style:style style:name="Table10" style:family="table">
      <style:table-properties style:width="9.9743in" table:align="left"/>
    </style:style>
    <style:style style:name="Table10.A" style:family="table-column">
      <style:table-column-properties style:column-width="0.8465in"/>
    </style:style>
    <style:style style:name="Table10.B" style:family="table-column">
      <style:table-column-properties style:column-width="7.3111in"/>
    </style:style>
    <style:style style:name="Table10.C" style:family="table-column">
      <style:table-column-properties style:column-width="1.8167in"/>
    </style:style>
    <style:style style:name="Table10.1" style:family="table-row">
      <style:table-row-properties style:min-row-height="0.3556in"/>
    </style:style>
    <style:style style:name="Table10.A1" style:family="table-cell">
      <style:table-cell-properties style:vertical-align="middle" fo:padding="0.1in" fo:border="none" style:writing-mode="page"/>
    </style:style>
    <style:style style:name="Table3" style:family="table">
      <style:table-properties style:width="4.1813in" table:align="left"/>
    </style:style>
    <style:style style:name="Table3.A" style:family="table-column">
      <style:table-column-properties style:column-width="0.8313in"/>
    </style:style>
    <style:style style:name="Table3.B" style:family="table-column">
      <style:table-column-properties style:column-width="0.8882in"/>
    </style:style>
    <style:style style:name="Table3.C" style:family="table-column">
      <style:table-column-properties style:column-width="0.6493in"/>
    </style:style>
    <style:style style:name="Table3.D" style:family="table-column">
      <style:table-column-properties style:column-width="1.8125in"/>
    </style:style>
    <style:style style:name="Table3.1" style:family="table-row">
      <style:table-row-properties style:min-row-height="0.3556in"/>
    </style:style>
    <style:style style:name="Table3.A1" style:family="table-cell">
      <style:table-cell-properties style:vertical-align="middle" fo:padding="0.1in" fo:border="none" style:writing-mode="page"/>
    </style:style>
    <style:style style:name="Table11" style:family="table">
      <style:table-properties style:width="9.9743in" table:align="left"/>
    </style:style>
    <style:style style:name="Table11.A" style:family="table-column">
      <style:table-column-properties style:column-width="0.8465in"/>
    </style:style>
    <style:style style:name="Table11.B" style:family="table-column">
      <style:table-column-properties style:column-width="7.5in"/>
    </style:style>
    <style:style style:name="Table11.C" style:family="table-column">
      <style:table-column-properties style:column-width="1.6278in"/>
    </style:style>
    <style:style style:name="Table11.1" style:family="table-row">
      <style:table-row-properties style:min-row-height="0.3556in"/>
    </style:style>
    <style:style style:name="Table11.A1" style:family="table-cell">
      <style:table-cell-properties style:vertical-align="middle" fo:padding="0.1in" fo:border="none" style:writing-mode="page"/>
    </style:style>
    <style:style style:name="Table4" style:family="table">
      <style:table-properties style:width="4.1813in" table:align="left"/>
    </style:style>
    <style:style style:name="Table4.A" style:family="table-column">
      <style:table-column-properties style:column-width="0.8313in"/>
    </style:style>
    <style:style style:name="Table4.B" style:family="table-column">
      <style:table-column-properties style:column-width="0.8882in"/>
    </style:style>
    <style:style style:name="Table4.C" style:family="table-column">
      <style:table-column-properties style:column-width="0.6493in"/>
    </style:style>
    <style:style style:name="Table4.D" style:family="table-column">
      <style:table-column-properties style:column-width="1.8125in"/>
    </style:style>
    <style:style style:name="Table4.1" style:family="table-row">
      <style:table-row-properties style:min-row-height="0.3556in"/>
    </style:style>
    <style:style style:name="Table4.A1" style:family="table-cell">
      <style:table-cell-properties style:vertical-align="middle" fo:padding="0.1in" fo:border="none" style:writing-mode="page"/>
    </style:style>
    <style:style style:name="Table12" style:family="table">
      <style:table-properties style:width="9.9743in" table:align="left"/>
    </style:style>
    <style:style style:name="Table12.A" style:family="table-column">
      <style:table-column-properties style:column-width="0.8465in"/>
    </style:style>
    <style:style style:name="Table12.B" style:family="table-column">
      <style:table-column-properties style:column-width="9.1278in"/>
    </style:style>
    <style:style style:name="Table12.1" style:family="table-row">
      <style:table-row-properties style:min-row-height="0.3556in"/>
    </style:style>
    <style:style style:name="Table12.A1" style:family="table-cell">
      <style:table-cell-properties style:vertical-align="middle" fo:padding="0.1in" fo:border="none" style:writing-mode="page"/>
    </style:style>
    <style:style style:name="Table5" style:family="table">
      <style:table-properties style:width="3.7826in" table:align="left"/>
    </style:style>
    <style:style style:name="Table5.A" style:family="table-column">
      <style:table-column-properties style:column-width="0.8313in"/>
    </style:style>
    <style:style style:name="Table5.B" style:family="table-column">
      <style:table-column-properties style:column-width="0.8847in"/>
    </style:style>
    <style:style style:name="Table5.C" style:family="table-column">
      <style:table-column-properties style:column-width="2.0667in"/>
    </style:style>
    <style:style style:name="Table5.1" style:family="table-row">
      <style:table-row-properties style:min-row-height="0.3556in"/>
    </style:style>
    <style:style style:name="Table5.A1" style:family="table-cell">
      <style:table-cell-properties style:vertical-align="middle" fo:padding="0.1in" fo:border="none" style:writing-mode="page"/>
    </style:style>
    <style:style style:name="Table13" style:family="table">
      <style:table-properties style:width="9.9743in" table:align="left"/>
    </style:style>
    <style:style style:name="Table13.A" style:family="table-column">
      <style:table-column-properties style:column-width="0.8465in"/>
    </style:style>
    <style:style style:name="Table13.B" style:family="table-column">
      <style:table-column-properties style:column-width="1.5653in"/>
    </style:style>
    <style:style style:name="Table13.C" style:family="table-column">
      <style:table-column-properties style:column-width="7.5625in"/>
    </style:style>
    <style:style style:name="Table13.1" style:family="table-row">
      <style:table-row-properties style:min-row-height="0.3556in"/>
    </style:style>
    <style:style style:name="Table13.A1" style:family="table-cell">
      <style:table-cell-properties style:vertical-align="middle" fo:padding="0.1in" fo:border="none" style:writing-mode="page"/>
    </style:style>
    <style:style style:name="Table6" style:family="table">
      <style:table-properties style:width="3.7826in" table:align="left"/>
    </style:style>
    <style:style style:name="Table6.A" style:family="table-column">
      <style:table-column-properties style:column-width="0.8313in"/>
    </style:style>
    <style:style style:name="Table6.B" style:family="table-column">
      <style:table-column-properties style:column-width="0.8847in"/>
    </style:style>
    <style:style style:name="Table6.C" style:family="table-column">
      <style:table-column-properties style:column-width="2.0667in"/>
    </style:style>
    <style:style style:name="Table6.1" style:family="table-row">
      <style:table-row-properties style:min-row-height="0.3556in"/>
    </style:style>
    <style:style style:name="Table6.A1" style:family="table-cell">
      <style:table-cell-properties style:vertical-align="middle" fo:padding="0.1in" fo:border="none" style:writing-mode="page"/>
    </style:style>
    <style:style style:name="Table14" style:family="table">
      <style:table-properties style:width="10in" table:align="margins"/>
    </style:style>
    <style:style style:name="Table14.A" style:family="table-column">
      <style:table-column-properties style:column-width="0.8458in" style:rel-column-width="5543*"/>
    </style:style>
    <style:style style:name="Table14.B" style:family="table-column">
      <style:table-column-properties style:column-width="2.2882in" style:rel-column-width="14995*"/>
    </style:style>
    <style:style style:name="Table14.C" style:family="table-column">
      <style:table-column-properties style:column-width="2.2889in" style:rel-column-width="15000*"/>
    </style:style>
    <style:style style:name="Table14.E" style:family="table-column">
      <style:table-column-properties style:column-width="2.2889in" style:rel-column-width="15002*"/>
    </style:style>
    <style:style style:name="Table14.1" style:family="table-row">
      <style:table-row-properties style:min-row-height="0.3556in"/>
    </style:style>
    <style:style style:name="Table14.A1" style:family="table-cell">
      <style:table-cell-properties style:vertical-align="middle" fo:padding="0.1in" fo:border="none" style:writing-mode="page"/>
    </style:style>
    <style:style style:name="Table7" style:family="table">
      <style:table-properties style:width="9.9743in" table:align="left"/>
    </style:style>
    <style:style style:name="Table7.A" style:family="table-column">
      <style:table-column-properties style:column-width="0.8465in"/>
    </style:style>
    <style:style style:name="Table7.B" style:family="table-column">
      <style:table-column-properties style:column-width="9.1278in"/>
    </style:style>
    <style:style style:name="Table7.1" style:family="table-row">
      <style:table-row-properties style:min-row-height="0.3556in"/>
    </style:style>
    <style:style style:name="Table7.A1" style:family="table-cell">
      <style:table-cell-properties style:vertical-align="middle" fo:padding="0.1in" fo:border="none" style:writing-mode="page"/>
    </style:style>
    <style:style style:name="Table15" style:family="table">
      <style:table-properties style:width="10in" table:align="margins"/>
    </style:style>
    <style:style style:name="Table15.A" style:family="table-column">
      <style:table-column-properties style:column-width="0.8458in" style:rel-column-width="5543*"/>
    </style:style>
    <style:style style:name="Table15.B" style:family="table-column">
      <style:table-column-properties style:column-width="3.0514in" style:rel-column-width="19997*"/>
    </style:style>
    <style:style style:name="Table15.D" style:family="table-column">
      <style:table-column-properties style:column-width="3.0514in" style:rel-column-width="19998*"/>
    </style:style>
    <style:style style:name="Table15.1" style:family="table-row">
      <style:table-row-properties style:min-row-height="0.3556in"/>
    </style:style>
    <style:style style:name="Table15.A1" style:family="table-cell">
      <style:table-cell-properties style:vertical-align="middle" fo:padding="0.1in" fo:border="none" style:writing-mode="page"/>
    </style:style>
    <style:style style:name="Table8" style:family="table">
      <style:table-properties style:width="9.9743in" table:align="left"/>
    </style:style>
    <style:style style:name="Table8.A" style:family="table-column">
      <style:table-column-properties style:column-width="0.8465in"/>
    </style:style>
    <style:style style:name="Table8.B" style:family="table-column">
      <style:table-column-properties style:column-width="9.1278in"/>
    </style:style>
    <style:style style:name="Table8.1" style:family="table-row">
      <style:table-row-properties style:min-row-height="0.3556in"/>
    </style:style>
    <style:style style:name="Table8.A1" style:family="table-cell">
      <style:table-cell-properties style:vertical-align="middle" fo:padding="0.1in" fo:border="none" style:writing-mode="page"/>
    </style:style>
    <style:style style:name="Table17" style:family="table">
      <style:table-properties style:width="10in" table:align="margins"/>
    </style:style>
    <style:style style:name="Table17.A" style:family="table-column">
      <style:table-column-properties style:column-width="1.4285in" style:rel-column-width="9362*"/>
    </style:style>
    <style:style style:name="Table17.G" style:family="table-column">
      <style:table-column-properties style:column-width="1.4285in" style:rel-column-width="9363*"/>
    </style:style>
    <style:style style:name="Table17.A1" style:family="table-cell">
      <style:table-cell-properties fo:padding="0.1in" fo:border-left="0.05pt solid #000000" fo:border-right="none" fo:border-top="0.05pt solid #000000" fo:border-bottom="0.05pt solid #000000" style:writing-mode="page"/>
    </style:style>
    <style:style style:name="Table17.G1" style:family="table-cell">
      <style:table-cell-properties fo:padding="0.1in" fo:border="0.05pt solid #000000" style:writing-mode="page"/>
    </style:style>
    <style:style style:name="Table17.A2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7.G2" style:family="table-cell">
      <style:table-cell-properties fo:padding="0.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Noto Sans" fo:font-size="10pt" officeooo:rsid="00141bab" officeooo:paragraph-rsid="00141bab" style:font-size-asian="10pt" style:font-size-complex="10pt"/>
    </style:style>
    <style:style style:name="P2" style:family="paragraph" style:parent-style-name="Standard">
      <style:text-properties style:font-name="Noto Sans" fo:font-size="10pt" officeooo:rsid="00141bab" officeooo:paragraph-rsid="001ad376" style:font-size-asian="10pt" style:font-size-complex="10pt"/>
    </style:style>
    <style:style style:name="P3" style:family="paragraph" style:parent-style-name="Standard">
      <style:text-properties style:font-name="Noto Sans" fo:font-size="10pt" officeooo:rsid="00141bab" officeooo:paragraph-rsid="001dd613" style:font-size-asian="10pt" style:font-size-complex="10pt"/>
    </style:style>
    <style:style style:name="P4" style:family="paragraph" style:parent-style-name="Standard">
      <style:text-properties style:font-name="Noto Sans" fo:font-size="10pt" officeooo:rsid="00141bab" officeooo:paragraph-rsid="001f7189" style:font-size-asian="10pt" style:font-size-complex="10pt"/>
    </style:style>
    <style:style style:name="P5" style:family="paragraph" style:parent-style-name="Standard">
      <style:text-properties style:font-name="Noto Sans" fo:font-size="10pt" officeooo:rsid="00141bab" officeooo:paragraph-rsid="0025dc3c" style:font-size-asian="10pt" style:font-size-complex="10pt"/>
    </style:style>
    <style:style style:name="P6" style:family="paragraph" style:parent-style-name="Standard">
      <style:text-properties style:font-name="Noto Sans" fo:font-size="10pt" officeooo:rsid="00141bab" officeooo:paragraph-rsid="0033d086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Noto Sans" fo:font-size="10pt" officeooo:rsid="00141bab" officeooo:paragraph-rsid="00141bab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Noto Sans" fo:font-size="10pt" officeooo:rsid="00141bab" officeooo:paragraph-rsid="001ad376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Noto Sans" fo:font-size="10pt" officeooo:rsid="00141bab" officeooo:paragraph-rsid="001dd613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Noto Sans" fo:font-size="10pt" officeooo:rsid="00141bab" officeooo:paragraph-rsid="008f7a02" style:font-size-asian="10pt" style:font-size-complex="10pt"/>
    </style:style>
    <style:style style:name="P11" style:family="paragraph" style:parent-style-name="Standard">
      <style:text-properties style:font-name="Noto Sans" fo:font-size="10pt" officeooo:rsid="00215b83" officeooo:paragraph-rsid="00215b83" style:font-size-asian="10pt" style:font-size-complex="10pt"/>
    </style:style>
    <style:style style:name="P12" style:family="paragraph" style:parent-style-name="Standard">
      <style:text-properties style:font-name="Noto Sans" fo:font-size="10pt" officeooo:rsid="00215b83" officeooo:paragraph-rsid="0025dc3c" style:font-size-asian="10pt" style:font-size-complex="10pt"/>
    </style:style>
    <style:style style:name="P13" style:family="paragraph" style:parent-style-name="Standard">
      <style:text-properties style:font-name="Noto Sans" fo:font-size="10pt" officeooo:rsid="00215b83" officeooo:paragraph-rsid="0027b183" style:font-size-asian="10pt" style:font-size-complex="10pt"/>
    </style:style>
    <style:style style:name="P14" style:family="paragraph" style:parent-style-name="Standard">
      <style:text-properties style:font-name="Noto Sans" fo:font-size="10pt" officeooo:rsid="00215b83" officeooo:paragraph-rsid="002ba742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Noto Sans" fo:font-size="10pt" officeooo:rsid="00215b83" officeooo:paragraph-rsid="00215b83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Noto Sans" fo:font-size="10pt" officeooo:rsid="00215b83" officeooo:paragraph-rsid="0025dc3c" style:font-size-asian="10pt" style:font-size-complex="10pt"/>
    </style:style>
    <style:style style:name="P17" style:family="paragraph" style:parent-style-name="Standard">
      <style:text-properties style:font-name="Noto Sans" fo:font-size="10pt" officeooo:rsid="002e10a1" officeooo:paragraph-rsid="002e10a1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Noto Sans" fo:font-size="10pt" officeooo:rsid="002e10a1" officeooo:paragraph-rsid="00c91c80" style:font-size-asian="10pt" style:font-size-complex="10pt"/>
    </style:style>
    <style:style style:name="P19" style:family="paragraph" style:parent-style-name="Standard">
      <style:text-properties style:font-name="Noto Sans" fo:font-size="10pt" officeooo:rsid="0036f0e2" officeooo:paragraph-rsid="0036f0e2" style:font-size-asian="10pt" style:font-size-complex="10pt"/>
    </style:style>
    <style:style style:name="P20" style:family="paragraph" style:parent-style-name="Standard">
      <style:text-properties style:font-name="Noto Sans" fo:font-size="10pt" officeooo:rsid="0036f0e2" officeooo:paragraph-rsid="0069a8c7" style:font-size-asian="10pt" style:font-size-complex="10pt"/>
    </style:style>
    <style:style style:name="P21" style:family="paragraph" style:parent-style-name="Standard">
      <style:text-properties style:font-name="Noto Sans" fo:font-size="10pt" officeooo:rsid="0036f0e2" officeooo:paragraph-rsid="0075d8ef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Noto Sans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Noto Sans" fo:font-size="10pt" officeooo:paragraph-rsid="001ad376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Noto Sans" fo:font-size="10pt" officeooo:paragraph-rsid="001cef9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Noto Sans" fo:font-size="10pt" officeooo:paragraph-rsid="001dd613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Noto Sans" fo:font-size="10pt" officeooo:paragraph-rsid="001f7189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Noto Sans" fo:font-size="10pt" officeooo:paragraph-rsid="0025dc3c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Noto Sans" fo:font-size="10pt" officeooo:paragraph-rsid="00287e3d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Noto Sans" fo:font-size="10pt" officeooo:paragraph-rsid="002ba742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Noto Sans" fo:font-size="10pt" officeooo:paragraph-rsid="00353a1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Noto Sans" fo:font-size="10pt" officeooo:paragraph-rsid="003a5614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Noto Sans" fo:font-size="10pt" officeooo:paragraph-rsid="00581798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Noto Sans" fo:font-size="10pt" officeooo:paragraph-rsid="007084d4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Noto Sans" fo:font-size="10pt" officeooo:paragraph-rsid="0075d8ef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Noto Sans" fo:font-size="10pt" officeooo:paragraph-rsid="00b515b1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Noto Sans" fo:font-size="10pt" officeooo:paragraph-rsid="00ba1965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Noto Sans" fo:font-size="10pt" officeooo:paragraph-rsid="00baf085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Noto Sans" fo:font-size="10pt" officeooo:paragraph-rsid="00bced5e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Noto Sans" fo:font-size="10pt" officeooo:rsid="001884c8" officeooo:paragraph-rsid="001884c8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Noto Sans" fo:font-size="10pt" officeooo:rsid="001884c8" officeooo:paragraph-rsid="001ad376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Noto Sans" fo:font-size="10pt" officeooo:rsid="001884c8" officeooo:paragraph-rsid="001dd613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Noto Sans" fo:font-size="10pt" officeooo:rsid="001cef97" officeooo:paragraph-rsid="001cef97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Noto Sans" fo:font-size="10pt" officeooo:rsid="001cef97" officeooo:paragraph-rsid="001dd613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Noto Sans" fo:font-size="10pt" officeooo:rsid="001cef97" officeooo:paragraph-rsid="001f7189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Noto Sans" fo:font-size="10pt" officeooo:rsid="001cef97" officeooo:paragraph-rsid="0025dc3c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Noto Sans" fo:font-size="10pt" officeooo:rsid="0027b183" officeooo:paragraph-rsid="0027b183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Noto Sans" fo:font-size="10pt" officeooo:rsid="0027b183" officeooo:paragraph-rsid="002ba742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Noto Sans" fo:font-size="10pt" officeooo:rsid="00348239" officeooo:paragraph-rsid="00348239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Noto Sans" fo:font-size="10pt" officeooo:rsid="00348239" officeooo:paragraph-rsid="003a5614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Noto Sans" fo:font-size="10pt" officeooo:rsid="00348239" officeooo:paragraph-rsid="0069a8c7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Noto Sans" fo:font-size="10pt" officeooo:rsid="00348239" officeooo:paragraph-rsid="0075d8ef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Noto Sans" fo:font-size="10pt" officeooo:rsid="003a7be7" officeooo:paragraph-rsid="003b7ea6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Noto Sans" fo:font-size="10pt" officeooo:rsid="003a7be7" officeooo:paragraph-rsid="0053d3b9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Noto Sans" fo:font-size="10pt" officeooo:rsid="003a7be7" officeooo:paragraph-rsid="00585956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Noto Sans" fo:font-size="10pt" officeooo:rsid="003a7be7" officeooo:paragraph-rsid="005c85f9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Noto Sans" fo:font-size="10pt" officeooo:rsid="003b7ea6" officeooo:paragraph-rsid="003b7ea6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Noto Sans" fo:font-size="10pt" officeooo:rsid="003b7ea6" officeooo:paragraph-rsid="0053d3b9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Noto Sans" fo:font-size="10pt" officeooo:rsid="004a7c27" officeooo:paragraph-rsid="006507a6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Noto Sans" fo:font-size="10pt" officeooo:rsid="004a7c27" officeooo:paragraph-rsid="00913e21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Noto Sans" fo:font-size="10pt" officeooo:rsid="004a7c27" officeooo:paragraph-rsid="0092af20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Noto Sans" fo:font-size="10pt" officeooo:rsid="004a7c27" officeooo:paragraph-rsid="0092cec5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Noto Sans" fo:font-size="10pt" officeooo:rsid="004a7c27" officeooo:paragraph-rsid="00b6f284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Noto Sans" fo:font-size="10pt" officeooo:rsid="00510d48" officeooo:paragraph-rsid="00510d48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Noto Sans" fo:font-size="10pt" officeooo:rsid="00510d48" officeooo:paragraph-rsid="0053d3b9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Noto Sans" fo:font-size="10pt" officeooo:rsid="00581798" officeooo:paragraph-rsid="00581798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Noto Sans" fo:font-size="10pt" officeooo:rsid="006008f3" officeooo:paragraph-rsid="006008f3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Noto Sans" fo:font-size="10pt" officeooo:rsid="00631f60" officeooo:paragraph-rsid="00631f60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Noto Sans" fo:font-size="10pt" officeooo:rsid="006690b1" officeooo:paragraph-rsid="006690b1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Noto Sans" fo:font-size="10pt" officeooo:rsid="006b8d25" officeooo:paragraph-rsid="006b8d25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Noto Sans" fo:font-size="10pt" officeooo:rsid="006cf62b" officeooo:paragraph-rsid="006cf62b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Noto Sans" fo:font-size="10pt" officeooo:rsid="006e9fe9" officeooo:paragraph-rsid="006e9fe9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Noto Sans" fo:font-size="10pt" officeooo:rsid="006e9fe9" officeooo:paragraph-rsid="0075d8ef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Noto Sans" fo:font-size="10pt" officeooo:rsid="0075d8ef" officeooo:paragraph-rsid="0075d8ef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Noto Sans" fo:font-size="10pt" officeooo:rsid="008f7a02" officeooo:paragraph-rsid="008f7a02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Noto Sans" fo:font-size="10pt" officeooo:rsid="003a8e1c" officeooo:paragraph-rsid="003b7ea6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Noto Sans" fo:font-size="10pt" officeooo:rsid="003a8e1c" officeooo:paragraph-rsid="0053d3b9" style:font-size-asian="10pt" style:font-size-complex="10pt"/>
    </style:style>
    <style:style style:name="P77" style:family="paragraph" style:parent-style-name="Standard">
      <style:paragraph-properties fo:text-align="center" style:justify-single-word="false"/>
      <style:text-properties style:font-name="Noto Sans" fo:font-size="10pt" officeooo:rsid="007f2182" officeooo:paragraph-rsid="00c91c80" style:font-size-asian="10pt" style:font-size-complex="10pt"/>
    </style:style>
    <style:style style:name="P78" style:family="paragraph" style:parent-style-name="Standard">
      <style:paragraph-properties fo:text-align="start" style:justify-single-word="false"/>
      <style:text-properties style:font-name="Noto Sans" fo:font-size="10pt" fo:font-style="italic" fo:font-weight="normal" officeooo:rsid="00141bab" officeooo:paragraph-rsid="00765d0c" style:font-size-asian="8.75pt" style:font-style-asian="italic" style:font-weight-asian="normal" style:font-size-complex="10pt" style:font-style-complex="italic" style:font-weight-complex="normal"/>
    </style:style>
    <style:style style:name="P79" style:family="paragraph" style:parent-style-name="Standard">
      <style:paragraph-properties fo:text-align="center" style:justify-single-word="false"/>
      <style:text-properties style:font-name="Noto Sans" fo:font-size="10pt" fo:font-style="italic" officeooo:rsid="009a44ce" officeooo:paragraph-rsid="00c91c80" style:font-size-asian="10pt" style:font-style-asian="italic" style:font-size-complex="10pt" style:font-style-complex="italic"/>
    </style:style>
    <style:style style:name="P80" style:family="paragraph" style:parent-style-name="Standard">
      <style:text-properties style:font-name="Noto Sans" fo:font-size="10pt" fo:font-weight="bold" officeooo:rsid="00ca75e5" officeooo:paragraph-rsid="00ca75e5" style:font-size-asian="8.75pt" style:font-weight-asian="bold" style:font-size-complex="10pt" style:font-weight-complex="bold"/>
    </style:style>
    <style:style style:name="P81" style:family="paragraph" style:parent-style-name="Standard">
      <style:text-properties style:font-name="Noto Sans" fo:font-size="10pt" fo:font-weight="bold" officeooo:rsid="00ca75e5" officeooo:paragraph-rsid="00cca9ce" style:font-size-asian="8.75pt" style:font-weight-asian="bold" style:font-size-complex="10pt" style:font-weight-complex="bold"/>
    </style:style>
    <style:style style:name="P82" style:family="paragraph" style:parent-style-name="Standard">
      <style:text-properties style:font-name="Noto Sans" fo:font-size="10pt" fo:font-weight="bold" officeooo:rsid="00cdc277" officeooo:paragraph-rsid="00d6ae39" style:font-size-asian="8.75pt" style:font-weight-asian="bold" style:font-size-complex="10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Noto Sans" fo:font-size="10pt" fo:font-weight="bold" officeooo:rsid="007db735" officeooo:paragraph-rsid="00c91c80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Noto Sans" fo:font-size="10pt" fo:font-weight="normal" officeooo:rsid="008706b5" officeooo:paragraph-rsid="00c91c80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Noto Sans" fo:font-size="10pt" fo:font-weight="normal" officeooo:rsid="0087e834" officeooo:paragraph-rsid="00c91c80" style:font-size-asian="10pt" style:font-weight-asian="normal" style:font-size-complex="10pt" style:font-weight-complex="normal"/>
    </style:style>
    <style:style style:name="P86" style:family="paragraph" style:parent-style-name="Standard">
      <style:text-properties style:font-name="Noto Sans" fo:font-size="10pt" fo:font-style="normal" fo:font-weight="normal" officeooo:rsid="00d38a3f" officeooo:paragraph-rsid="00d6ae39" style:font-size-asian="8.75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>
      <style:text-properties style:font-name="Noto Sans" fo:font-size="10pt" fo:font-style="normal" fo:font-weight="normal" officeooo:rsid="00e4b51d" officeooo:paragraph-rsid="00e4b51d" style:font-size-asian="8.75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>
      <style:text-properties style:font-name="Noto Sans" fo:font-size="15pt" officeooo:rsid="00141bab" officeooo:paragraph-rsid="001f7189" style:font-size-asian="15pt" style:font-size-complex="15pt"/>
    </style:style>
    <style:style style:name="P89" style:family="paragraph" style:parent-style-name="Standard">
      <style:paragraph-properties fo:text-align="end" style:justify-single-word="false" fo:break-before="page"/>
      <style:text-properties style:font-name="Noto Sans" fo:font-size="16pt" officeooo:rsid="00141bab" officeooo:paragraph-rsid="0033d086" style:font-size-asian="16pt" style:font-size-complex="16pt"/>
    </style:style>
    <style:style style:name="P90" style:family="paragraph" style:parent-style-name="Standard">
      <style:paragraph-properties fo:text-align="end" style:justify-single-word="false" fo:break-before="page"/>
      <style:text-properties style:font-name="Noto Sans" fo:font-size="16pt" officeooo:rsid="00141bab" officeooo:paragraph-rsid="003a5614" style:font-size-asian="16pt" style:font-size-complex="16pt"/>
    </style:style>
    <style:style style:name="P91" style:family="paragraph" style:parent-style-name="Standard">
      <style:paragraph-properties fo:text-align="end" style:justify-single-word="false" fo:break-before="page"/>
      <style:text-properties style:font-name="Noto Sans" fo:font-size="16pt" officeooo:rsid="00141bab" officeooo:paragraph-rsid="0053d3b9" style:font-size-asian="16pt" style:font-size-complex="16pt"/>
    </style:style>
    <style:style style:name="P92" style:family="paragraph" style:parent-style-name="Standard">
      <style:paragraph-properties fo:text-align="end" style:justify-single-word="false" fo:break-before="page"/>
      <style:text-properties style:font-name="Noto Sans" fo:font-size="16pt" officeooo:rsid="00141bab" officeooo:paragraph-rsid="00585956" style:font-size-asian="16pt" style:font-size-complex="16pt"/>
    </style:style>
    <style:style style:name="P93" style:family="paragraph" style:parent-style-name="Standard">
      <style:paragraph-properties fo:text-align="end" style:justify-single-word="false" fo:break-before="page"/>
      <style:text-properties style:font-name="Noto Sans" fo:font-size="16pt" officeooo:rsid="00141bab" officeooo:paragraph-rsid="005c85f9" style:font-size-asian="16pt" style:font-size-complex="16pt"/>
    </style:style>
    <style:style style:name="P94" style:family="paragraph" style:parent-style-name="Standard">
      <style:paragraph-properties fo:text-align="end" style:justify-single-word="false" fo:break-before="page"/>
      <style:text-properties style:font-name="Noto Sans" fo:font-size="16pt" officeooo:rsid="00141bab" officeooo:paragraph-rsid="0069a8c7" style:font-size-asian="16pt" style:font-size-complex="16pt"/>
    </style:style>
    <style:style style:name="P95" style:family="paragraph" style:parent-style-name="Standard">
      <style:paragraph-properties fo:text-align="end" style:justify-single-word="false" fo:break-before="page"/>
      <style:text-properties style:font-name="Noto Sans" fo:font-size="16pt" officeooo:rsid="00141bab" officeooo:paragraph-rsid="0075d8ef" style:font-size-asian="16pt" style:font-size-complex="16pt"/>
    </style:style>
    <style:style style:name="P96" style:family="paragraph" style:parent-style-name="Standard">
      <style:paragraph-properties fo:text-align="end" style:justify-single-word="false" fo:break-before="page"/>
      <style:text-properties style:font-name="Noto Sans" fo:font-size="16pt" officeooo:rsid="00141bab" officeooo:paragraph-rsid="00765d0c" style:font-size-asian="16pt" style:font-size-complex="16pt"/>
    </style:style>
    <style:style style:name="P97" style:family="paragraph" style:parent-style-name="Standard">
      <style:paragraph-properties fo:break-before="page"/>
      <style:text-properties style:font-name="Noto Sans" fo:font-size="16pt" officeooo:rsid="00141bab" officeooo:paragraph-rsid="001ad376" style:font-size-asian="16pt" style:font-size-complex="16pt"/>
    </style:style>
    <style:style style:name="P98" style:family="paragraph" style:parent-style-name="Standard">
      <style:text-properties style:font-name="Noto Sans" fo:font-size="16pt" officeooo:rsid="00141bab" officeooo:paragraph-rsid="001ad376" style:font-size-asian="16pt" style:font-size-complex="16pt"/>
    </style:style>
    <style:style style:name="P99" style:family="paragraph" style:parent-style-name="Standard">
      <style:text-properties style:font-name="Noto Sans" fo:font-size="16pt" officeooo:rsid="00141bab" officeooo:paragraph-rsid="001dd613" style:font-size-asian="16pt" style:font-size-complex="16pt"/>
    </style:style>
    <style:style style:name="P100" style:family="paragraph" style:parent-style-name="Standard">
      <style:paragraph-properties fo:break-before="page"/>
      <style:text-properties style:font-name="Noto Sans" fo:font-size="16pt" officeooo:rsid="00141bab" officeooo:paragraph-rsid="001f7189" style:font-size-asian="16pt" style:font-size-complex="16pt"/>
    </style:style>
    <style:style style:name="P101" style:family="paragraph" style:parent-style-name="Standard">
      <style:text-properties style:font-name="Noto Sans" fo:font-size="16pt" officeooo:rsid="00141bab" officeooo:paragraph-rsid="0025dc3c" style:font-size-asian="16pt" style:font-size-complex="16pt"/>
    </style:style>
    <style:style style:name="P102" style:family="paragraph" style:parent-style-name="Standard">
      <style:paragraph-properties fo:break-before="page"/>
      <style:text-properties style:font-name="Noto Sans" fo:font-size="16pt" officeooo:rsid="00141bab" officeooo:paragraph-rsid="0027b183" style:font-size-asian="16pt" style:font-size-complex="16pt"/>
    </style:style>
    <style:style style:name="P103" style:family="paragraph" style:parent-style-name="Standard">
      <style:paragraph-properties fo:break-before="page"/>
      <style:text-properties style:font-name="Noto Sans" fo:font-size="16pt" officeooo:rsid="00141bab" officeooo:paragraph-rsid="002ba742" style:font-size-asian="16pt" style:font-size-complex="16pt"/>
    </style:style>
    <style:style style:name="P104" style:family="paragraph" style:parent-style-name="Standard">
      <style:paragraph-properties fo:text-align="end" style:justify-single-word="false"/>
      <style:text-properties style:font-name="Noto Sans" fo:font-size="16pt" officeooo:rsid="00141bab" officeooo:paragraph-rsid="00765d0c" style:font-size-asian="14pt" style:font-size-complex="16pt"/>
    </style:style>
    <style:style style:name="P105" style:family="paragraph" style:parent-style-name="Standard">
      <style:paragraph-properties fo:break-before="page"/>
      <style:text-properties style:font-name="Noto Sans" fo:font-size="16pt" fo:font-weight="bold" officeooo:rsid="00141bab" officeooo:paragraph-rsid="00141bab" style:font-size-asian="16pt" style:font-weight-asian="bold" style:font-size-complex="16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Noto Sans" fo:font-size="16pt" fo:font-weight="bold" officeooo:rsid="00141bab" officeooo:paragraph-rsid="00c91c80" style:font-size-asian="16pt" style:font-weight-asian="bold" style:font-size-complex="16pt" style:font-weight-complex="bold"/>
    </style:style>
    <style:style style:name="P107" style:family="paragraph" style:parent-style-name="Standard">
      <style:paragraph-properties fo:break-before="page"/>
      <style:text-properties style:font-name="Noto Sans" fo:font-size="16pt" fo:font-weight="bold" officeooo:rsid="00ca75e5" officeooo:paragraph-rsid="00ca75e5" style:font-size-asian="16pt" style:font-weight-asian="bold" style:font-size-complex="16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Noto Sans" fo:font-size="16pt" fo:font-style="italic" fo:font-weight="bold" officeooo:rsid="007db735" officeooo:paragraph-rsid="00c91c80" style:font-size-asian="14pt" style:font-style-asian="italic" style:font-weight-asian="bold" style:font-size-complex="16pt" style:font-style-complex="italic" style:font-weight-complex="bold"/>
    </style:style>
    <style:style style:name="P109" style:family="paragraph" style:parent-style-name="Standard">
      <style:paragraph-properties fo:text-align="center" style:justify-single-word="false" fo:break-before="page"/>
      <style:text-properties style:font-name="Noto Sans" fo:font-size="16pt" fo:font-style="normal" fo:font-weight="bold" officeooo:rsid="007db735" officeooo:paragraph-rsid="00c91c80" style:font-size-asian="16pt" style:font-style-asian="normal" style:font-weight-asian="bold" style:font-size-complex="16pt" style:font-style-complex="normal" style:font-weight-complex="bold"/>
    </style:style>
    <style:style style:name="P110" style:family="paragraph" style:parent-style-name="Standard" style:list-style-name="L1">
      <style:text-properties style:font-name="Noto Sans" fo:font-size="10pt" fo:font-style="normal" fo:font-weight="normal" officeooo:rsid="00d1e75a" officeooo:paragraph-rsid="00d6ae39" style:font-size-asian="8.75pt" style:font-style-asian="normal" style:font-weight-asian="normal" style:font-size-complex="10pt" style:font-style-complex="normal" style:font-weight-complex="normal"/>
    </style:style>
    <style:style style:name="P111" style:family="paragraph" style:parent-style-name="Standard" style:list-style-name="L1">
      <style:text-properties style:font-name="Noto Sans" fo:font-size="10pt" fo:font-style="normal" fo:font-weight="normal" officeooo:rsid="00d38a3f" officeooo:paragraph-rsid="00d6ae39" style:font-size-asian="8.75pt" style:font-style-asian="normal" style:font-weight-asian="normal" style:font-size-complex="10pt" style:font-style-complex="normal" style:font-weight-complex="normal"/>
    </style:style>
    <style:style style:name="P112" style:family="paragraph" style:parent-style-name="Standard" style:list-style-name="L1">
      <style:text-properties style:font-name="Noto Sans" fo:font-size="10pt" fo:font-weight="bold" officeooo:rsid="00cdc277" officeooo:paragraph-rsid="00d6ae39" style:font-size-asian="8.75pt" style:font-weight-asian="bold" style:font-size-complex="10pt" style:font-weight-complex="bold"/>
    </style:style>
    <style:style style:name="P113" style:family="paragraph" style:parent-style-name="Standard">
      <style:text-properties style:font-name="Noto Sans" fo:font-size="10pt" fo:font-weight="bold" officeooo:rsid="00d9128c" officeooo:paragraph-rsid="00d9128c" style:font-size-asian="8.75pt" style:font-weight-asian="bold" style:font-size-complex="10pt" style:font-weight-complex="bold"/>
    </style:style>
    <style:style style:name="P114" style:family="paragraph" style:parent-style-name="Standard">
      <style:text-properties fo:color="#808080" loext:opacity="100%" style:font-name="Noto Sans" fo:font-size="10pt" fo:font-style="normal" fo:font-weight="bold" officeooo:rsid="00d9128c" officeooo:paragraph-rsid="00d9128c" style:font-size-asian="8.75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1553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d376" style:font-weight-asian="bold" style:font-weight-complex="bold"/>
    </style:style>
    <style:style style:name="T4" style:family="text">
      <style:text-properties fo:font-weight="bold" officeooo:rsid="001b013c" style:font-weight-asian="bold" style:font-weight-complex="bold"/>
    </style:style>
    <style:style style:name="T5" style:family="text">
      <style:text-properties fo:font-weight="bold" officeooo:rsid="001dd613" style:font-weight-asian="bold" style:font-weight-complex="bold"/>
    </style:style>
    <style:style style:name="T6" style:family="text">
      <style:text-properties fo:font-weight="bold" officeooo:rsid="001f7189" style:font-weight-asian="bold" style:font-weight-complex="bold"/>
    </style:style>
    <style:style style:name="T7" style:family="text">
      <style:text-properties fo:font-weight="bold" officeooo:rsid="0025dc3c" style:font-weight-asian="bold" style:font-weight-complex="bold"/>
    </style:style>
    <style:style style:name="T8" style:family="text">
      <style:text-properties fo:font-weight="bold" officeooo:rsid="0027b183" style:font-weight-asian="bold" style:font-weight-complex="bold"/>
    </style:style>
    <style:style style:name="T9" style:family="text">
      <style:text-properties fo:font-weight="bold" officeooo:rsid="002ba742" style:font-weight-asian="bold" style:font-weight-complex="bold"/>
    </style:style>
    <style:style style:name="T10" style:family="text">
      <style:text-properties officeooo:rsid="001cef97"/>
    </style:style>
    <style:style style:name="T11" style:family="text">
      <style:text-properties officeooo:rsid="001ef123"/>
    </style:style>
    <style:style style:name="T12" style:family="text">
      <style:text-properties officeooo:rsid="0022d85d"/>
    </style:style>
    <style:style style:name="T13" style:family="text">
      <style:text-properties officeooo:rsid="0025dc3c"/>
    </style:style>
    <style:style style:name="T14" style:family="text">
      <style:text-properties officeooo:rsid="0027b183"/>
    </style:style>
    <style:style style:name="T15" style:family="text">
      <style:text-properties officeooo:rsid="002c4348"/>
    </style:style>
    <style:style style:name="T16" style:family="text">
      <style:text-properties officeooo:rsid="002e10a1"/>
    </style:style>
    <style:style style:name="T17" style:family="text">
      <style:text-properties officeooo:rsid="00348239"/>
    </style:style>
    <style:style style:name="T18" style:family="text">
      <style:text-properties officeooo:rsid="003bc826"/>
    </style:style>
    <style:style style:name="T19" style:family="text">
      <style:text-properties officeooo:rsid="003db766"/>
    </style:style>
    <style:style style:name="T20" style:family="text">
      <style:text-properties officeooo:rsid="0043479e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3a5614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3d086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53d3b9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585956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5c85f9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69a8c7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75d8ef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765d0c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f83971" style:font-style-asian="italic" style:font-style-complex="italic"/>
    </style:style>
    <style:style style:name="T33" style:family="text">
      <style:text-properties officeooo:rsid="004b2600"/>
    </style:style>
    <style:style style:name="T34" style:family="text">
      <style:text-properties officeooo:rsid="004cca47"/>
    </style:style>
    <style:style style:name="T35" style:family="text">
      <style:text-properties officeooo:rsid="0051e53b"/>
    </style:style>
    <style:style style:name="T36" style:family="text">
      <style:text-properties officeooo:rsid="0055b103"/>
    </style:style>
    <style:style style:name="T37" style:family="text">
      <style:text-properties officeooo:rsid="00581798"/>
    </style:style>
    <style:style style:name="T38" style:family="text">
      <style:text-properties officeooo:rsid="00585956"/>
    </style:style>
    <style:style style:name="T39" style:family="text">
      <style:text-properties officeooo:rsid="005d6a78"/>
    </style:style>
    <style:style style:name="T40" style:family="text">
      <style:text-properties officeooo:rsid="006507a6"/>
    </style:style>
    <style:style style:name="T41" style:family="text">
      <style:text-properties officeooo:rsid="006ae14b"/>
    </style:style>
    <style:style style:name="T42" style:family="text">
      <style:text-properties officeooo:rsid="0075d8ef"/>
    </style:style>
    <style:style style:name="T43" style:family="text">
      <style:text-properties officeooo:rsid="00765d0c"/>
    </style:style>
    <style:style style:name="T44" style:family="text">
      <style:text-properties officeooo:rsid="007f2182"/>
    </style:style>
    <style:style style:name="T45" style:family="text">
      <style:text-properties officeooo:rsid="008050c4"/>
    </style:style>
    <style:style style:name="T46" style:family="text">
      <style:text-properties officeooo:rsid="008134ef"/>
    </style:style>
    <style:style style:name="T47" style:family="text">
      <style:text-properties officeooo:rsid="00816994"/>
    </style:style>
    <style:style style:name="T48" style:family="text">
      <style:text-properties officeooo:rsid="00830648"/>
    </style:style>
    <style:style style:name="T49" style:family="text">
      <style:text-properties officeooo:rsid="008f7a02"/>
    </style:style>
    <style:style style:name="T50" style:family="text">
      <style:text-properties officeooo:rsid="00913e21"/>
    </style:style>
    <style:style style:name="T51" style:family="text">
      <style:text-properties officeooo:rsid="0092af20"/>
    </style:style>
    <style:style style:name="T52" style:family="text">
      <style:text-properties officeooo:rsid="0094ba71"/>
    </style:style>
    <style:style style:name="T53" style:family="text">
      <style:text-properties officeooo:rsid="0097a78e"/>
    </style:style>
    <style:style style:name="T54" style:family="text">
      <style:text-properties officeooo:rsid="00984f33"/>
    </style:style>
    <style:style style:name="T55" style:family="text">
      <style:text-properties officeooo:rsid="00b09252"/>
    </style:style>
    <style:style style:name="T56" style:family="text">
      <style:text-properties officeooo:rsid="00b30e76"/>
    </style:style>
    <style:style style:name="T57" style:family="text">
      <style:text-properties officeooo:rsid="00b515b1"/>
    </style:style>
    <style:style style:name="T58" style:family="text">
      <style:text-properties officeooo:rsid="00b6f284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ddb5c3" style:font-weight-asian="normal" style:font-weight-complex="normal"/>
    </style:style>
    <style:style style:name="T61" style:family="text">
      <style:text-properties fo:font-weight="normal" officeooo:rsid="00fd18d9" style:font-weight-asian="normal" style:font-weight-complex="normal"/>
    </style:style>
    <style:style style:name="T62" style:family="text">
      <style:text-properties fo:font-weight="normal" officeooo:rsid="00fda2e3" style:font-weight-asian="normal" style:font-weight-complex="normal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ca8227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cf6c15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d0f8a4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d1e75a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d38a3f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db0107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db39bb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ddb5c3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e824e3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e9d6bf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ea36fc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eb22fe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ee35dd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eea74b" style:font-style-asian="normal" style:font-weight-asian="normal" style:font-style-complex="normal" style:font-weight-complex="normal"/>
    </style:style>
    <style:style style:name="T78" style:family="text">
      <style:text-properties officeooo:rsid="00f441e7"/>
    </style:style>
    <style:style style:name="T79" style:family="text">
      <style:text-properties officeooo:rsid="00f6582e"/>
    </style:style>
    <style:style style:name="T8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1" style:family="text">
      <style:text-properties style:text-underline-style="solid" style:text-underline-width="auto" style:text-underline-color="font-color" fo:font-weight="normal" officeooo:rsid="00fd18d9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MBSR Guide Packet</text:p>
      <text:p text:style-name="P80"><text:span text:style-name="T59"/></text:p>
      <text:p text:style-name="P81"><text:span text:style-name="T59">This </text:span><text:span text:style-name="T60">packet </text:span><text:span text:style-name="T59">is a checklist for the Mindfulness-Based Stress Reduction program. </text:span><text:span text:style-name="T60">The MBSR program was</text:span><text:span text:style-name="T59"> created by Jon Kabat-Zinn and </text:span><text:span text:style-name="T60">is </text:span><text:span text:style-name="T59">described in his book </text:span><text:span text:style-name="T30">Full Catastrophe Living</text:span><text:span text:style-name="T63">. </text:span><text:span text:style-name="T71">The packet is </text:span><text:span text:style-name="T63">adapted by me, Kyle Rysdam. I </text:span><text:span text:style-name="T64">used the “Revised and Updated” 2013 edition </text:span><text:span text:style-name="T71">of the book</text:span><text:span text:style-name="T64">.</text:span></text:p>
      <text:p text:style-name="P81"><text:span text:style-name="T64"/></text:p>
      <text:p text:style-name="P82"><text:span text:style-name="T64">T</text:span><text:span text:style-name="T63">hroughout the book, </text:span><text:span text:style-name="T72">descriptions </text:span><text:span text:style-name="T63">of MBSR </text:span><text:span text:style-name="T73">are slightly different</text:span><text:span text:style-name="T63">. For example, in </text:span><text:span text:style-name="T65">C</text:span><text:span text:style-name="T63">hapter 10, </text:span><text:span text:style-name="T65">the pleasant/unpleasant events calendars belong with </text:span><text:span text:style-name="T67">W</text:span><text:span text:style-name="T65">eeks 3 and 4, while in Chapter 35 these are put in </text:span><text:span text:style-name="T67">W</text:span><text:span text:style-name="T65">eeks 2 and 3. It seems that Kabat-Zinn intends Chapters 34 and 35 to specify MBSR’</text:span><text:span text:style-name="T66">s exact program</text:span><text:span text:style-name="T65">, while Chapter 10 is only a summary. </text:span><text:span text:style-name="T67">Therefore I’ve made this packet exactly accurate to Chapters 34 and 35, except for these </text:span><text:span text:style-name="T70">additions, which </text:span><text:span text:style-name="T75">are described</text:span><text:span text:style-name="T70"> only in Chapter 10, </text:span><text:span text:style-name="T74">but </text:span><text:span text:style-name="T76">I </text:span><text:span text:style-name="T77">decided to </text:span><text:span text:style-name="T76">include:</text:span></text:p>
      <text:p text:style-name="P82"><text:span text:style-name="T67"/></text:p>
      <text:list text:style-name="L1">
        <text:list-item>
          <text:p text:style-name="P110">In Week 1 informal, add “BMT one routine activity per day”</text:p>
        </text:list-item>
        <text:list-item>
          <text:p text:style-name="P112"><text:span text:style-name="T67">In Week 4 formal, </text:span><text:span text:style-name="T68">formal sit may go up to 30min, not just 20min</text:span></text:p>
        </text:list-item>
        <text:list-item>
          <text:p text:style-name="P111">In Weeks 5 and 6 formal, “Guided Sit” is an additional backup option for Yoga</text:p>
        </text:list-item>
      </text:list>
      <text:p text:style-name="P86"/>
      <text:p text:style-name="P87">I’ve also added a schedule for reading<text:span text:style-name="T31"> </text:span><text:span text:style-name="T32">Full Catastrophe Living</text:span><text:span text:style-name="T31"> </text:span>alongside the program.</text:p>
      <text:p text:style-name="P82"><text:span text:style-name="T68"/></text:p>
      <text:p text:style-name="P113"><text:span text:style-name="T68">M</text:span><text:span text:style-name="T63">any informal tasks are of the form, “bring mindfulness to X</text:span><text:span text:style-name="T69">YZ</text:span><text:span text:style-name="T63">.” For simplicity I’ve abbreviated this to “BMT.” Thus “BMT one meal this week” means “bring mindfulness to one meal this week.”</text:span></text:p>
      <text:p text:style-name="P113"><text:span text:style-name="T63"/></text:p>
      <text:p text:style-name="P113"><text:span text:style-name="T63"/></text:p>
      <text:p text:style-name="P113"><text:span text:style-name="T63"/></text:p>
      <text:p text:style-name="P113"><text:span text:style-name="T63"/></text:p>
      <text:p text:style-name="P113"><text:span text:style-name="T63"/></text:p>
      <text:p text:style-name="P113"><text:span text:style-name="T63"/></text:p>
      <text:p text:style-name="P113"><text:span text:style-name="T63"/></text:p>
      <text:p text:style-name="P113"><text:span text:style-name="T63"/></text:p>
      <text:p text:style-name="P113"><text:span text:style-name="T63"/></text:p>
      <text:p text:style-name="P113"><text:span text:style-name="T63"/></text:p>
      <text:p text:style-name="P113"><text:span text:style-name="T63"/></text:p>
      <text:p text:style-name="P113"><text:span text:style-name="T63"/></text:p>
      <text:p text:style-name="P113"><text:span text:style-name="T63"/></text:p>
      <text:p text:style-name="P113"><text:span text:style-name="T63"/></text:p>
      <text:p text:style-name="P113"><text:span text:style-name="T63"/></text:p>
      <text:p text:style-name="P113"><text:span text:style-name="T63"/></text:p>
      <text:p text:style-name="P113"><text:span text:style-name="T63"/></text:p>
      <text:p text:style-name="P113"><text:span text:style-name="T63"/></text:p>
      <text:p text:style-name="P113"><text:span text:style-name="T63"/></text:p>
      <text:p text:style-name="P114"><text:span text:style-name="T62">Information about this packet is available at </text:span><text:span text:style-name="T80">krysdam.github.io/</text:span><text:span text:style-name="T81">mbsr</text:span></text:p>
      <text:p text:style-name="P105">MBSR Week 1 – Formal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4">Date</text:p>
          </table:table-cell>
          <table:table-cell table:style-name="Table1.A1" office:value-type="string">
            <text:p text:style-name="P7">Body Scan</text:p>
          </table:table-cell>
          <table:table-cell table:style-name="Table1.A1" office:value-type="string">
            <text:p text:style-name="P39">At a different time:</text:p>
            <text:p text:style-name="P39">Sit with breath 10min</text:p>
          </table:table-cell>
        </table:table-row>
        <table:table-row table:style-name="Table1.1">
          <table:table-cell table:style-name="Table1.A1" office:value-type="string">
            <text:p text:style-name="P10">_______<text:span text:style-name="T1">__</text:span>_</text:p>
          </table:table-cell>
          <table:table-cell table:style-name="Table1.A1" office:value-type="string">
            <text:p text:style-name="P22">☐</text:p>
          </table:table-cell>
          <table:table-cell table:style-name="Table1.A1" office:value-type="string">
            <text:p text:style-name="P22">☐</text:p>
          </table:table-cell>
        </table:table-row>
        <table:table-row table:style-name="Table1.1">
          <table:table-cell table:style-name="Table1.A1" office:value-type="string">
            <text:p text:style-name="P10">_______<text:span text:style-name="T1">__</text:span>_</text:p>
          </table:table-cell>
          <table:table-cell table:style-name="Table1.A1" office:value-type="string">
            <text:p text:style-name="P22">☐</text:p>
          </table:table-cell>
          <table:table-cell table:style-name="Table1.A1" office:value-type="string">
            <text:p text:style-name="P22">☐</text:p>
          </table:table-cell>
        </table:table-row>
        <table:table-row table:style-name="Table1.1">
          <table:table-cell table:style-name="Table1.A1" office:value-type="string">
            <text:p text:style-name="P10">_______<text:span text:style-name="T1">__</text:span>_</text:p>
          </table:table-cell>
          <table:table-cell table:style-name="Table1.A1" office:value-type="string">
            <text:p text:style-name="P22">☐</text:p>
          </table:table-cell>
          <table:table-cell table:style-name="Table1.A1" office:value-type="string">
            <text:p text:style-name="P22">☐</text:p>
          </table:table-cell>
        </table:table-row>
        <table:table-row table:style-name="Table1.1">
          <table:table-cell table:style-name="Table1.A1" office:value-type="string">
            <text:p text:style-name="P10">_______<text:span text:style-name="T1">__</text:span>_</text:p>
          </table:table-cell>
          <table:table-cell table:style-name="Table1.A1" office:value-type="string">
            <text:p text:style-name="P22">☐</text:p>
          </table:table-cell>
          <table:table-cell table:style-name="Table1.A1" office:value-type="string">
            <text:p text:style-name="P22">☐</text:p>
          </table:table-cell>
        </table:table-row>
        <table:table-row table:style-name="Table1.1">
          <table:table-cell table:style-name="Table1.A1" office:value-type="string">
            <text:p text:style-name="P10">_______<text:span text:style-name="T1">__</text:span>_</text:p>
          </table:table-cell>
          <table:table-cell table:style-name="Table1.A1" office:value-type="string">
            <text:p text:style-name="P22">☐</text:p>
          </table:table-cell>
          <table:table-cell table:style-name="Table1.A1" office:value-type="string">
            <text:p text:style-name="P22">☐</text:p>
          </table:table-cell>
        </table:table-row>
        <table:table-row table:style-name="Table1.1">
          <table:table-cell table:style-name="Table1.A1" office:value-type="string">
            <text:p text:style-name="P10">_______<text:span text:style-name="T1">__</text:span>_</text:p>
          </table:table-cell>
          <table:table-cell table:style-name="Table1.A1" office:value-type="string">
            <text:p text:style-name="P22">☐</text:p>
          </table:table-cell>
          <table:table-cell table:style-name="Table1.A1" office:value-type="string">
            <text:p text:style-name="P22">☐</text:p>
          </table:table-cell>
        </table:table-row>
      </table:table>
      <text:p text:style-name="P1"/>
      <text:p text:style-name="P89"><text:span text:style-name="T21">MBSR Week 1 – </text:span><text:span text:style-name="T23">Informal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74">Date</text:p>
          </table:table-cell>
          <table:table-cell table:style-name="Table9.A1" office:value-type="string">
            <text:p text:style-name="P48">BMT one routine activity</text:p>
          </table:table-cell>
        </table:table-row>
        <table:table-row table:style-name="Table9.1">
          <table:table-cell table:style-name="Table9.A1" office:value-type="string">
            <text:p text:style-name="P10">_______<text:span text:style-name="T1">__</text:span>_</text:p>
          </table:table-cell>
          <table:table-cell table:style-name="Table9.A1" office:value-type="string">
            <text:p text:style-name="P30">☐ <text:span text:style-name="T17">____________</text:span><text:span text:style-name="T49">______</text:span><text:span text:style-name="T17">____________________________________________________________________________________________________________________________</text:span></text:p>
          </table:table-cell>
        </table:table-row>
        <table:table-row table:style-name="Table9.1">
          <table:table-cell table:style-name="Table9.A1" office:value-type="string">
            <text:p text:style-name="P10">_______<text:span text:style-name="T1">__</text:span>_</text:p>
          </table:table-cell>
          <table:table-cell table:style-name="Table9.A1" office:value-type="string">
            <text:p text:style-name="P30">☐ <text:span text:style-name="T17">____________</text:span><text:span text:style-name="T49">______</text:span><text:span text:style-name="T17">____________________________________________________________________________________________________________________________</text:span></text:p>
          </table:table-cell>
        </table:table-row>
        <table:table-row table:style-name="Table9.1">
          <table:table-cell table:style-name="Table9.A1" office:value-type="string">
            <text:p text:style-name="P10">_______<text:span text:style-name="T1">__</text:span>_</text:p>
          </table:table-cell>
          <table:table-cell table:style-name="Table9.A1" office:value-type="string">
            <text:p text:style-name="P30">☐ <text:span text:style-name="T17">____________</text:span><text:span text:style-name="T49">______</text:span><text:span text:style-name="T17">____________________________________________________________________________________________________________________________</text:span></text:p>
          </table:table-cell>
        </table:table-row>
        <table:table-row table:style-name="Table9.1">
          <table:table-cell table:style-name="Table9.A1" office:value-type="string">
            <text:p text:style-name="P10">_______<text:span text:style-name="T1">__</text:span>_</text:p>
          </table:table-cell>
          <table:table-cell table:style-name="Table9.A1" office:value-type="string">
            <text:p text:style-name="P30">☐ <text:span text:style-name="T17">____________</text:span><text:span text:style-name="T49">______</text:span><text:span text:style-name="T17">____________________________________________________________________________________________________________________________</text:span></text:p>
          </table:table-cell>
        </table:table-row>
        <table:table-row table:style-name="Table9.1">
          <table:table-cell table:style-name="Table9.A1" office:value-type="string">
            <text:p text:style-name="P10">_______<text:span text:style-name="T1">__</text:span>_</text:p>
          </table:table-cell>
          <table:table-cell table:style-name="Table9.A1" office:value-type="string">
            <text:p text:style-name="P30">☐ <text:span text:style-name="T17">____________</text:span><text:span text:style-name="T49">______</text:span><text:span text:style-name="T17">____________________________________________________________________________________________________________________________</text:span></text:p>
          </table:table-cell>
        </table:table-row>
        <table:table-row table:style-name="Table9.1">
          <table:table-cell table:style-name="Table9.A1" office:value-type="string">
            <text:p text:style-name="P10">_______<text:span text:style-name="T1">__</text:span>_</text:p>
          </table:table-cell>
          <table:table-cell table:style-name="Table9.A1" office:value-type="string">
            <text:p text:style-name="P30">☐ <text:span text:style-name="T17">____________</text:span><text:span text:style-name="T49">______</text:span><text:span text:style-name="T17">____________________________________________________________________________________________________________________________</text:span></text:p>
          </table:table-cell>
        </table:table-row>
      </table:table>
      <text:p text:style-name="P6"/>
      <text:p text:style-name="P6"/>
      <text:p text:style-name="P19">BMT one meal this week (list date and meal):</text:p>
      <text:p text:style-name="P97"><text:span text:style-name="T2">MBSR Week </text:span><text:span text:style-name="T3">2</text:span><text:span text:style-name="T2"> – Formal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4">Date</text:p>
          </table:table-cell>
          <table:table-cell table:style-name="Table2.A1" office:value-type="string">
            <text:p text:style-name="P8">Body Scan</text:p>
          </table:table-cell>
          <table:table-cell table:style-name="Table2.A1" office:value-type="string">
            <text:p text:style-name="P40">At a different time:</text:p>
            <text:p text:style-name="P40">Sit with breath 10min</text:p>
          </table:table-cell>
        </table:table-row>
        <table:table-row table:style-name="Table2.1">
          <table:table-cell table:style-name="Table2.A1" office:value-type="string">
            <text:p text:style-name="P10">_______<text:span text:style-name="T1">__</text:span>_</text:p>
          </table:table-cell>
          <table:table-cell table:style-name="Table2.A1" office:value-type="string">
            <text:p text:style-name="P23">☐</text:p>
          </table:table-cell>
          <table:table-cell table:style-name="Table2.A1" office:value-type="string">
            <text:p text:style-name="P23">☐</text:p>
          </table:table-cell>
        </table:table-row>
        <table:table-row table:style-name="Table2.1">
          <table:table-cell table:style-name="Table2.A1" office:value-type="string">
            <text:p text:style-name="P10">_______<text:span text:style-name="T1">__</text:span>_</text:p>
          </table:table-cell>
          <table:table-cell table:style-name="Table2.A1" office:value-type="string">
            <text:p text:style-name="P23">☐</text:p>
          </table:table-cell>
          <table:table-cell table:style-name="Table2.A1" office:value-type="string">
            <text:p text:style-name="P23">☐</text:p>
          </table:table-cell>
        </table:table-row>
        <table:table-row table:style-name="Table2.1">
          <table:table-cell table:style-name="Table2.A1" office:value-type="string">
            <text:p text:style-name="P10">_______<text:span text:style-name="T1">__</text:span>_</text:p>
          </table:table-cell>
          <table:table-cell table:style-name="Table2.A1" office:value-type="string">
            <text:p text:style-name="P23">☐</text:p>
          </table:table-cell>
          <table:table-cell table:style-name="Table2.A1" office:value-type="string">
            <text:p text:style-name="P23">☐</text:p>
          </table:table-cell>
        </table:table-row>
        <table:table-row table:style-name="Table2.1">
          <table:table-cell table:style-name="Table2.A1" office:value-type="string">
            <text:p text:style-name="P10">_______<text:span text:style-name="T1">__</text:span>_</text:p>
          </table:table-cell>
          <table:table-cell table:style-name="Table2.A1" office:value-type="string">
            <text:p text:style-name="P23">☐</text:p>
          </table:table-cell>
          <table:table-cell table:style-name="Table2.A1" office:value-type="string">
            <text:p text:style-name="P23">☐</text:p>
          </table:table-cell>
        </table:table-row>
        <table:table-row table:style-name="Table2.1">
          <table:table-cell table:style-name="Table2.A1" office:value-type="string">
            <text:p text:style-name="P10">_______<text:span text:style-name="T1">__</text:span>_</text:p>
          </table:table-cell>
          <table:table-cell table:style-name="Table2.A1" office:value-type="string">
            <text:p text:style-name="P23">☐</text:p>
          </table:table-cell>
          <table:table-cell table:style-name="Table2.A1" office:value-type="string">
            <text:p text:style-name="P23">☐</text:p>
          </table:table-cell>
        </table:table-row>
        <table:table-row table:style-name="Table2.1">
          <table:table-cell table:style-name="Table2.A1" office:value-type="string">
            <text:p text:style-name="P10">_______<text:span text:style-name="T1">__</text:span>_</text:p>
          </table:table-cell>
          <table:table-cell table:style-name="Table2.A1" office:value-type="string">
            <text:p text:style-name="P23">☐</text:p>
          </table:table-cell>
          <table:table-cell table:style-name="Table2.A1" office:value-type="string">
            <text:p text:style-name="P23">☐</text:p>
          </table:table-cell>
        </table:table-row>
      </table:table>
      <text:p text:style-name="P2"/>
      <text:p text:style-name="P90"><text:span text:style-name="T21">MBSR Week </text:span><text:span text:style-name="T22">2</text:span><text:span text:style-name="T21"> – </text:span><text:span text:style-name="T23">Informa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74">Date</text:p>
          </table:table-cell>
          <table:table-cell table:style-name="Table10.A1" office:value-type="string">
            <text:p text:style-name="P52">BMT one pleasant <text:span text:style-name="T55">event</text:span> per day.</text:p>
            <text:p text:style-name="P75">1. What was the experience?</text:p>
            <text:p text:style-name="P56">2. Were you aware of feelings while it was happening?</text:p>
            <text:p text:style-name="P56">3. <text:span text:style-name="T19">What</text:span> sensations at the time? <text:s/>4. <text:span text:style-name="T19">What</text:span> moods, feelings, thoughts at the time?</text:p>
            <text:p text:style-name="P56">5. What thoughts are in your mind <text:span text:style-name="T18">about it </text:span>now?</text:p>
            <text:p text:style-name="P63"><text:span text:style-name="T35">6. </text:span>What patterns do you notice? What makes an experience “pleasant”?</text:p>
          </table:table-cell>
          <table:table-cell table:style-name="Table10.A1" office:value-type="string">
            <text:p text:style-name="P49">BMT one routine activity</text:p>
          </table:table-cell>
        </table:table-row>
        <table:table-row table:style-name="Table10.1">
          <table:table-cell table:style-name="Table10.A1" office:value-type="string">
            <text:p text:style-name="P10">_______<text:span text:style-name="T1">__</text:span>_</text:p>
          </table:table-cell>
          <table:table-cell table:style-name="Table10.A1" office:value-type="string">
            <text:p text:style-name="P59">☐ <text:span text:style-name="T33">_______________________________________________________________________________________________________</text:span><text:span text:style-name="T50">______</text:span><text:span text:style-name="T33">___<text:line-break/>__________________________________________________________________________________________________________</text:span><text:span text:style-name="T34">_</text:span><text:span text:style-name="T33">_</text:span><text:span text:style-name="T50">______</text:span><text:span text:style-name="T33">_<text:line-break/>__________________________________________________________________________________________________________</text:span><text:span text:style-name="T34">_</text:span><text:span text:style-name="T33">_</text:span><text:span text:style-name="T50">______</text:span><text:span text:style-name="T33">_<text:line-break/>__________________________________________________________________________________________________________</text:span><text:span text:style-name="T34">_</text:span><text:span text:style-name="T33">_</text:span><text:span text:style-name="T50">______</text:span><text:span text:style-name="T33">_</text:span></text:p>
          </table:table-cell>
          <table:table-cell table:style-name="Table10.A1" office:value-type="string">
            <text:p text:style-name="P31">☐ <text:span text:style-name="T20">_______________________</text:span></text:p>
          </table:table-cell>
        </table:table-row>
        <table:table-row table:style-name="Table10.1">
          <table:table-cell table:style-name="Table10.A1" office:value-type="string">
            <text:p text:style-name="P10">_______<text:span text:style-name="T1">__</text:span>_</text:p>
          </table:table-cell>
          <table:table-cell table:style-name="Table10.A1" office:value-type="string">
            <text:p text:style-name="P59">☐ <text:span text:style-name="T33">_______________________________________________________________________________________________________</text:span><text:span text:style-name="T50">______</text:span><text:span text:style-name="T33">___<text:line-break/>__________________________________________________________________________________________________________</text:span><text:span text:style-name="T34">_</text:span><text:span text:style-name="T33">_</text:span><text:span text:style-name="T50">______</text:span><text:span text:style-name="T33">_<text:line-break/>__________________________________________________________________________________________________________</text:span><text:span text:style-name="T34">_</text:span><text:span text:style-name="T33">_</text:span><text:span text:style-name="T50">______</text:span><text:span text:style-name="T33">_<text:line-break/>__________________________________________________________________________________________________________</text:span><text:span text:style-name="T34">_</text:span><text:span text:style-name="T33">_</text:span><text:span text:style-name="T50">______</text:span><text:span text:style-name="T33">_</text:span></text:p>
          </table:table-cell>
          <table:table-cell table:style-name="Table10.A1" office:value-type="string">
            <text:p text:style-name="P31">☐ <text:span text:style-name="T20">_______________________</text:span></text:p>
          </table:table-cell>
        </table:table-row>
        <table:table-row table:style-name="Table10.1">
          <table:table-cell table:style-name="Table10.A1" office:value-type="string">
            <text:p text:style-name="P10">_______<text:span text:style-name="T1">__</text:span>_</text:p>
          </table:table-cell>
          <table:table-cell table:style-name="Table10.A1" office:value-type="string">
            <text:p text:style-name="P59">☐ <text:span text:style-name="T33">_______________________________________________________________________________________________________</text:span><text:span text:style-name="T50">______</text:span><text:span text:style-name="T33">___<text:line-break/>__________________________________________________________________________________________________________</text:span><text:span text:style-name="T34">_</text:span><text:span text:style-name="T33">_</text:span><text:span text:style-name="T50">______</text:span><text:span text:style-name="T33">_<text:line-break/>__________________________________________________________________________________________________________</text:span><text:span text:style-name="T34">_</text:span><text:span text:style-name="T33">_</text:span><text:span text:style-name="T50">______</text:span><text:span text:style-name="T33">_<text:line-break/>__________________________________________________________________________________________________________</text:span><text:span text:style-name="T34">_</text:span><text:span text:style-name="T33">_</text:span><text:span text:style-name="T50">______</text:span><text:span text:style-name="T33">_</text:span></text:p>
          </table:table-cell>
          <table:table-cell table:style-name="Table10.A1" office:value-type="string">
            <text:p text:style-name="P31">☐ <text:span text:style-name="T20">_______________________</text:span></text:p>
          </table:table-cell>
        </table:table-row>
        <table:table-row table:style-name="Table10.1">
          <table:table-cell table:style-name="Table10.A1" office:value-type="string">
            <text:p text:style-name="P10">_______<text:span text:style-name="T1">__</text:span>_</text:p>
          </table:table-cell>
          <table:table-cell table:style-name="Table10.A1" office:value-type="string">
            <text:p text:style-name="P59">☐ <text:span text:style-name="T33">_______________________________________________________________________________________________________</text:span><text:span text:style-name="T50">______</text:span><text:span text:style-name="T33">___<text:line-break/>__________________________________________________________________________________________________________</text:span><text:span text:style-name="T34">_</text:span><text:span text:style-name="T33">_</text:span><text:span text:style-name="T50">______</text:span><text:span text:style-name="T33">_<text:line-break/>__________________________________________________________________________________________________________</text:span><text:span text:style-name="T34">_</text:span><text:span text:style-name="T33">_</text:span><text:span text:style-name="T50">______</text:span><text:span text:style-name="T33">_<text:line-break/>__________________________________________________________________________________________________________</text:span><text:span text:style-name="T34">_</text:span><text:span text:style-name="T33">_</text:span><text:span text:style-name="T50">______</text:span><text:span text:style-name="T33">_</text:span></text:p>
          </table:table-cell>
          <table:table-cell table:style-name="Table10.A1" office:value-type="string">
            <text:p text:style-name="P31">☐ <text:span text:style-name="T20">_______________________</text:span></text:p>
          </table:table-cell>
        </table:table-row>
        <table:table-row table:style-name="Table10.1">
          <table:table-cell table:style-name="Table10.A1" office:value-type="string">
            <text:p text:style-name="P10">_______<text:span text:style-name="T1">__</text:span>_</text:p>
          </table:table-cell>
          <table:table-cell table:style-name="Table10.A1" office:value-type="string">
            <text:p text:style-name="P59">☐ <text:span text:style-name="T33">_______________________________________________________________________________________________________</text:span><text:span text:style-name="T50">______</text:span><text:span text:style-name="T33">___<text:line-break/>__________________________________________________________________________________________________________</text:span><text:span text:style-name="T34">_</text:span><text:span text:style-name="T33">_</text:span><text:span text:style-name="T50">______</text:span><text:span text:style-name="T33">_<text:line-break/>__________________________________________________________________________________________________________</text:span><text:span text:style-name="T34">_</text:span><text:span text:style-name="T33">_</text:span><text:span text:style-name="T50">______</text:span><text:span text:style-name="T33">_<text:line-break/>__________________________________________________________________________________________________________</text:span><text:span text:style-name="T34">_</text:span><text:span text:style-name="T33">_</text:span><text:span text:style-name="T50">______</text:span><text:span text:style-name="T33">_</text:span></text:p>
          </table:table-cell>
          <table:table-cell table:style-name="Table10.A1" office:value-type="string">
            <text:p text:style-name="P31">☐ <text:span text:style-name="T20">_______________________</text:span></text:p>
          </table:table-cell>
        </table:table-row>
        <table:table-row table:style-name="Table10.1">
          <table:table-cell table:style-name="Table10.A1" office:value-type="string">
            <text:p text:style-name="P10">_______<text:span text:style-name="T1">__</text:span>_</text:p>
          </table:table-cell>
          <table:table-cell table:style-name="Table10.A1" office:value-type="string">
            <text:p text:style-name="P59">☐ <text:span text:style-name="T33">_______________________________________________________________________________________________________</text:span><text:span text:style-name="T50">______</text:span><text:span text:style-name="T33">___<text:line-break/>__________________________________________________________________________________________________________</text:span><text:span text:style-name="T34">_</text:span><text:span text:style-name="T33">_</text:span><text:span text:style-name="T50">______</text:span><text:span text:style-name="T33">_<text:line-break/>__________________________________________________________________________________________________________</text:span><text:span text:style-name="T34">_</text:span><text:span text:style-name="T33">_</text:span><text:span text:style-name="T50">______</text:span><text:span text:style-name="T33">_<text:line-break/>__________________________________________________________________________________________________________</text:span><text:span text:style-name="T34">_</text:span><text:span text:style-name="T33">_</text:span><text:span text:style-name="T50">______</text:span><text:span text:style-name="T33">_</text:span></text:p>
          </table:table-cell>
          <table:table-cell table:style-name="Table10.A1" office:value-type="string">
            <text:p text:style-name="P31">☐ <text:span text:style-name="T20">_______________________</text:span></text:p>
          </table:table-cell>
        </table:table-row>
      </table:table>
      <text:p text:style-name="P98"><text:soft-page-break/><text:span text:style-name="T2">MBSR Week </text:span><text:span text:style-name="T4">3</text:span><text:span text:style-name="T2"> – Formal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4">Date</text:p>
          </table:table-cell>
          <table:table-cell table:style-name="Table3.A1" office:value-type="string">
            <text:p text:style-name="P8">Body Scan</text:p>
          </table:table-cell>
          <table:table-cell table:style-name="Table3.A1" office:value-type="string">
            <text:p text:style-name="P42">Yoga 1</text:p>
          </table:table-cell>
          <table:table-cell table:style-name="Table3.A1" office:value-type="string">
            <text:p text:style-name="P40">At a different time:</text:p>
            <text:p text:style-name="P40">Sit with breath 1<text:span text:style-name="T10">5-20</text:span>min</text:p>
          </table:table-cell>
        </table:table-row>
        <table:table-row table:style-name="Table3.1">
          <table:table-cell table:style-name="Table3.A1" office:value-type="string">
            <text:p text:style-name="P10">_______<text:span text:style-name="T1">__</text:span>_</text:p>
          </table:table-cell>
          <table:table-cell table:style-name="Table3.A1" office:value-type="string">
            <text:p text:style-name="P23">☐</text:p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3">☐</text:p>
          </table:table-cell>
        </table:table-row>
        <table:table-row table:style-name="Table3.1">
          <table:table-cell table:style-name="Table3.A1" office:value-type="string">
            <text:p text:style-name="P10">_______<text:span text:style-name="T1">__</text:span>_</text:p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4">☐</text:p>
          </table:table-cell>
          <table:table-cell table:style-name="Table3.A1" office:value-type="string">
            <text:p text:style-name="P23">☐</text:p>
          </table:table-cell>
        </table:table-row>
        <table:table-row table:style-name="Table3.1">
          <table:table-cell table:style-name="Table3.A1" office:value-type="string">
            <text:p text:style-name="P10">_______<text:span text:style-name="T1">__</text:span>_</text:p>
          </table:table-cell>
          <table:table-cell table:style-name="Table3.A1" office:value-type="string">
            <text:p text:style-name="P23">☐</text:p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3">☐</text:p>
          </table:table-cell>
        </table:table-row>
        <table:table-row table:style-name="Table3.1">
          <table:table-cell table:style-name="Table3.A1" office:value-type="string">
            <text:p text:style-name="P10">_______<text:span text:style-name="T1">__</text:span>_</text:p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4">☐</text:p>
          </table:table-cell>
          <table:table-cell table:style-name="Table3.A1" office:value-type="string">
            <text:p text:style-name="P23">☐</text:p>
          </table:table-cell>
        </table:table-row>
        <table:table-row table:style-name="Table3.1">
          <table:table-cell table:style-name="Table3.A1" office:value-type="string">
            <text:p text:style-name="P10">_______<text:span text:style-name="T1">__</text:span>_</text:p>
          </table:table-cell>
          <table:table-cell table:style-name="Table3.A1" office:value-type="string">
            <text:p text:style-name="P23">☐</text:p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3">☐</text:p>
          </table:table-cell>
        </table:table-row>
        <table:table-row table:style-name="Table3.1">
          <table:table-cell table:style-name="Table3.A1" office:value-type="string">
            <text:p text:style-name="P10">_______<text:span text:style-name="T1">__</text:span>_</text:p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4">☐</text:p>
          </table:table-cell>
          <table:table-cell table:style-name="Table3.A1" office:value-type="string">
            <text:p text:style-name="P23">☐</text:p>
          </table:table-cell>
        </table:table-row>
      </table:table>
      <text:p text:style-name="P2"/>
      <text:p text:style-name="P91"><text:span text:style-name="T21">MBSR Week </text:span><text:span text:style-name="T24">3</text:span><text:span text:style-name="T21"> – </text:span><text:span text:style-name="T23">Informal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74">Date</text:p>
          </table:table-cell>
          <table:table-cell table:style-name="Table11.A1" office:value-type="string">
            <text:p text:style-name="P53">BMT one <text:span text:style-name="T36">un</text:span>pleasant <text:span text:style-name="T56">event</text:span> per day.</text:p>
            <text:p text:style-name="P76">1. What was the experience?</text:p>
            <text:p text:style-name="P57">2. Were you aware of feelings while it was happening?</text:p>
            <text:p text:style-name="P57">3. <text:span text:style-name="T19">What</text:span> sensations at the time? <text:s/>4. <text:span text:style-name="T19">What</text:span> moods, feelings, thoughts at the time?</text:p>
            <text:p text:style-name="P57">5. What thoughts are in your mind <text:span text:style-name="T18">about it </text:span>now?</text:p>
            <text:p text:style-name="P64"><text:span text:style-name="T35">6. </text:span>What patterns do you notice? What makes an experience “<text:span text:style-name="T36">un</text:span>pleasant”?</text:p>
          </table:table-cell>
          <table:table-cell table:style-name="Table11.A1" office:value-type="string">
            <text:p text:style-name="P65">Pay attention to autopilot. When? Why? What happens?</text:p>
          </table:table-cell>
        </table:table-row>
        <table:table-row table:style-name="Table11.1">
          <table:table-cell table:style-name="Table11.A1" office:value-type="string">
            <text:p text:style-name="P10">_______<text:span text:style-name="T1">__</text:span>_</text:p>
          </table:table-cell>
          <table:table-cell table:style-name="Table11.A1" office:value-type="string">
            <text:p text:style-name="P60">☐ <text:span text:style-name="T33">_______________________________________________________________________________________________________</text:span><text:span text:style-name="T37">_</text:span><text:span text:style-name="T33">___</text:span><text:span text:style-name="T51">________</text:span><text:span text:style-name="T33"><text:line-break/>____________________________________________________________________________________________</text:span><text:span text:style-name="T51">________</text:span><text:span text:style-name="T33">______________</text:span><text:span text:style-name="T37">_</text:span><text:span text:style-name="T34">_</text:span><text:span text:style-name="T33">__<text:line-break/>____________________________________________________________________________________________</text:span><text:span text:style-name="T51">________</text:span><text:span text:style-name="T33">______________</text:span><text:span text:style-name="T37">_</text:span><text:span text:style-name="T34">_</text:span><text:span text:style-name="T33">__<text:line-break/>____________________________________________________________________________________________</text:span><text:span text:style-name="T51">________</text:span><text:span text:style-name="T33">______________</text:span><text:span text:style-name="T37">_</text:span><text:span text:style-name="T34">_</text:span><text:span text:style-name="T33">__</text:span></text:p>
          </table:table-cell>
          <table:table-cell table:style-name="Table11.A1" office:value-type="string">
            <text:p text:style-name="P32">☐</text:p>
          </table:table-cell>
        </table:table-row>
        <table:table-row table:style-name="Table11.1">
          <table:table-cell table:style-name="Table11.A1" office:value-type="string">
            <text:p text:style-name="P10">_______<text:span text:style-name="T1">__</text:span>_</text:p>
          </table:table-cell>
          <table:table-cell table:style-name="Table11.A1" office:value-type="string">
            <text:p text:style-name="P60">☐ <text:span text:style-name="T33">_______________________________________________________________________________________________________</text:span><text:span text:style-name="T37">_</text:span><text:span text:style-name="T33">___</text:span><text:span text:style-name="T51">________</text:span><text:span text:style-name="T33"><text:line-break/>____________________________________________________________________________________________</text:span><text:span text:style-name="T51">________</text:span><text:span text:style-name="T33">______________</text:span><text:span text:style-name="T37">_</text:span><text:span text:style-name="T34">_</text:span><text:span text:style-name="T33">__<text:line-break/>____________________________________________________________________________________________</text:span><text:span text:style-name="T51">________</text:span><text:span text:style-name="T33">______________</text:span><text:span text:style-name="T37">_</text:span><text:span text:style-name="T34">_</text:span><text:span text:style-name="T33">__<text:line-break/>____________________________________________________________________________________________</text:span><text:span text:style-name="T51">________</text:span><text:span text:style-name="T33">______________</text:span><text:span text:style-name="T37">_</text:span><text:span text:style-name="T34">_</text:span><text:span text:style-name="T33">__</text:span></text:p>
          </table:table-cell>
          <table:table-cell table:style-name="Table11.A1" office:value-type="string">
            <text:p text:style-name="P32">☐</text:p>
          </table:table-cell>
        </table:table-row>
        <table:table-row table:style-name="Table11.1">
          <table:table-cell table:style-name="Table11.A1" office:value-type="string">
            <text:p text:style-name="P10">_______<text:span text:style-name="T1">__</text:span>_</text:p>
          </table:table-cell>
          <table:table-cell table:style-name="Table11.A1" office:value-type="string">
            <text:p text:style-name="P60">☐ <text:span text:style-name="T33">_______________________________________________________________________________________________________</text:span><text:span text:style-name="T37">_</text:span><text:span text:style-name="T33">___</text:span><text:span text:style-name="T51">________</text:span><text:span text:style-name="T33"><text:line-break/>____________________________________________________________________________________________</text:span><text:span text:style-name="T51">________</text:span><text:span text:style-name="T33">______________</text:span><text:span text:style-name="T37">_</text:span><text:span text:style-name="T34">_</text:span><text:span text:style-name="T33">__<text:line-break/>____________________________________________________________________________________________</text:span><text:span text:style-name="T51">________</text:span><text:span text:style-name="T33">______________</text:span><text:span text:style-name="T37">_</text:span><text:span text:style-name="T34">_</text:span><text:span text:style-name="T33">__<text:line-break/>____________________________________________________________________________________________</text:span><text:span text:style-name="T51">________</text:span><text:span text:style-name="T33">______________</text:span><text:span text:style-name="T37">_</text:span><text:span text:style-name="T34">_</text:span><text:span text:style-name="T33">__</text:span></text:p>
          </table:table-cell>
          <table:table-cell table:style-name="Table11.A1" office:value-type="string">
            <text:p text:style-name="P32">☐</text:p>
          </table:table-cell>
        </table:table-row>
        <table:table-row table:style-name="Table11.1">
          <table:table-cell table:style-name="Table11.A1" office:value-type="string">
            <text:p text:style-name="P10">_______<text:span text:style-name="T1">__</text:span>_</text:p>
          </table:table-cell>
          <table:table-cell table:style-name="Table11.A1" office:value-type="string">
            <text:p text:style-name="P60">☐ <text:span text:style-name="T33">_______________________________________________________________________________________________________</text:span><text:span text:style-name="T37">_</text:span><text:span text:style-name="T33">___</text:span><text:span text:style-name="T51">________</text:span><text:span text:style-name="T33"><text:line-break/>____________________________________________________________________________________________</text:span><text:span text:style-name="T51">________</text:span><text:span text:style-name="T33">______________</text:span><text:span text:style-name="T37">_</text:span><text:span text:style-name="T34">_</text:span><text:span text:style-name="T33">__<text:line-break/>____________________________________________________________________________________________</text:span><text:span text:style-name="T51">________</text:span><text:span text:style-name="T33">______________</text:span><text:span text:style-name="T37">_</text:span><text:span text:style-name="T34">_</text:span><text:span text:style-name="T33">__<text:line-break/>____________________________________________________________________________________________</text:span><text:span text:style-name="T51">________</text:span><text:span text:style-name="T33">______________</text:span><text:span text:style-name="T37">_</text:span><text:span text:style-name="T34">_</text:span><text:span text:style-name="T33">__</text:span></text:p>
          </table:table-cell>
          <table:table-cell table:style-name="Table11.A1" office:value-type="string">
            <text:p text:style-name="P32">☐</text:p>
          </table:table-cell>
        </table:table-row>
        <table:table-row table:style-name="Table11.1">
          <table:table-cell table:style-name="Table11.A1" office:value-type="string">
            <text:p text:style-name="P10">_______<text:span text:style-name="T1">__</text:span>_</text:p>
          </table:table-cell>
          <table:table-cell table:style-name="Table11.A1" office:value-type="string">
            <text:p text:style-name="P60">☐ <text:span text:style-name="T33">_______________________________________________________________________________________________________</text:span><text:span text:style-name="T37">_</text:span><text:span text:style-name="T33">___</text:span><text:span text:style-name="T51">________</text:span><text:span text:style-name="T33"><text:line-break/>____________________________________________________________________________________________</text:span><text:span text:style-name="T51">________</text:span><text:span text:style-name="T33">______________</text:span><text:span text:style-name="T37">_</text:span><text:span text:style-name="T34">_</text:span><text:span text:style-name="T33">__<text:line-break/>____________________________________________________________________________________________</text:span><text:span text:style-name="T51">________</text:span><text:span text:style-name="T33">______________</text:span><text:span text:style-name="T37">_</text:span><text:span text:style-name="T34">_</text:span><text:span text:style-name="T33">__<text:line-break/>____________________________________________________________________________________________</text:span><text:span text:style-name="T51">________</text:span><text:span text:style-name="T33">______________</text:span><text:span text:style-name="T37">_</text:span><text:span text:style-name="T34">_</text:span><text:span text:style-name="T33">__</text:span></text:p>
          </table:table-cell>
          <table:table-cell table:style-name="Table11.A1" office:value-type="string">
            <text:p text:style-name="P32">☐</text:p>
          </table:table-cell>
        </table:table-row>
        <table:table-row table:style-name="Table11.1">
          <table:table-cell table:style-name="Table11.A1" office:value-type="string">
            <text:p text:style-name="P10">_______<text:span text:style-name="T1">__</text:span>_</text:p>
          </table:table-cell>
          <table:table-cell table:style-name="Table11.A1" office:value-type="string">
            <text:p text:style-name="P60">☐ <text:span text:style-name="T33">_______________________________________________________________________________________________________</text:span><text:span text:style-name="T37">_</text:span><text:span text:style-name="T33">___</text:span><text:span text:style-name="T51">________</text:span><text:span text:style-name="T33"><text:line-break/>____________________________________________________________________________________________</text:span><text:span text:style-name="T51">________</text:span><text:span text:style-name="T33">______________</text:span><text:span text:style-name="T37">_</text:span><text:span text:style-name="T34">_</text:span><text:span text:style-name="T33">__<text:line-break/>____________________________________________________________________________________________</text:span><text:span text:style-name="T51">________</text:span><text:span text:style-name="T33">______________</text:span><text:span text:style-name="T37">_</text:span><text:span text:style-name="T34">_</text:span><text:span text:style-name="T33">__<text:line-break/>____________________________________________________________________________________________</text:span><text:span text:style-name="T51">________</text:span><text:span text:style-name="T33">______________</text:span><text:span text:style-name="T37">_</text:span><text:span text:style-name="T34">_</text:span><text:span text:style-name="T33">__</text:span></text:p>
          </table:table-cell>
          <table:table-cell table:style-name="Table11.A1" office:value-type="string">
            <text:p text:style-name="P32">☐</text:p>
          </table:table-cell>
        </table:table-row>
      </table:table>
      <text:p text:style-name="P99"><text:soft-page-break/><text:span text:style-name="T2">MBSR Week </text:span><text:span text:style-name="T5">4</text:span><text:span text:style-name="T2"> – Formal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74">Date</text:p>
          </table:table-cell>
          <table:table-cell table:style-name="Table4.A1" office:value-type="string">
            <text:p text:style-name="P9">Body Scan</text:p>
          </table:table-cell>
          <table:table-cell table:style-name="Table4.A1" office:value-type="string">
            <text:p text:style-name="P43">Yoga 1</text:p>
          </table:table-cell>
          <table:table-cell table:style-name="Table4.A1" office:value-type="string">
            <text:p text:style-name="P41">At a different time:</text:p>
            <text:p text:style-name="P41">Sit with breath 1<text:span text:style-name="T10">5-</text:span><text:span text:style-name="T11">3</text:span><text:span text:style-name="T10">0</text:span>min</text:p>
          </table:table-cell>
        </table:table-row>
        <table:table-row table:style-name="Table4.1">
          <table:table-cell table:style-name="Table4.A1" office:value-type="string">
            <text:p text:style-name="P10">_______<text:span text:style-name="T1">__</text:span>_</text:p>
          </table:table-cell>
          <table:table-cell table:style-name="Table4.A1" office:value-type="string">
            <text:p text:style-name="P25">☐</text:p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5">☐</text:p>
          </table:table-cell>
        </table:table-row>
        <table:table-row table:style-name="Table4.1">
          <table:table-cell table:style-name="Table4.A1" office:value-type="string">
            <text:p text:style-name="P10">_______<text:span text:style-name="T1">__</text:span>_</text:p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5">☐</text:p>
          </table:table-cell>
          <table:table-cell table:style-name="Table4.A1" office:value-type="string">
            <text:p text:style-name="P25">☐</text:p>
          </table:table-cell>
        </table:table-row>
        <table:table-row table:style-name="Table4.1">
          <table:table-cell table:style-name="Table4.A1" office:value-type="string">
            <text:p text:style-name="P10">_______<text:span text:style-name="T1">__</text:span>_</text:p>
          </table:table-cell>
          <table:table-cell table:style-name="Table4.A1" office:value-type="string">
            <text:p text:style-name="P25">☐</text:p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5">☐</text:p>
          </table:table-cell>
        </table:table-row>
        <table:table-row table:style-name="Table4.1">
          <table:table-cell table:style-name="Table4.A1" office:value-type="string">
            <text:p text:style-name="P10">_______<text:span text:style-name="T1">__</text:span>_</text:p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5">☐</text:p>
          </table:table-cell>
          <table:table-cell table:style-name="Table4.A1" office:value-type="string">
            <text:p text:style-name="P25">☐</text:p>
          </table:table-cell>
        </table:table-row>
        <table:table-row table:style-name="Table4.1">
          <table:table-cell table:style-name="Table4.A1" office:value-type="string">
            <text:p text:style-name="P10">_______<text:span text:style-name="T1">__</text:span>_</text:p>
          </table:table-cell>
          <table:table-cell table:style-name="Table4.A1" office:value-type="string">
            <text:p text:style-name="P25">☐</text:p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5">☐</text:p>
          </table:table-cell>
        </table:table-row>
        <table:table-row table:style-name="Table4.1">
          <table:table-cell table:style-name="Table4.A1" office:value-type="string">
            <text:p text:style-name="P10">_______<text:span text:style-name="T1">__</text:span>_</text:p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5">☐</text:p>
          </table:table-cell>
          <table:table-cell table:style-name="Table4.A1" office:value-type="string">
            <text:p text:style-name="P25">☐</text:p>
          </table:table-cell>
        </table:table-row>
      </table:table>
      <text:p text:style-name="P3"/>
      <text:p text:style-name="P92"><text:span text:style-name="T21">MBSR Week </text:span><text:span text:style-name="T25">4</text:span><text:span text:style-name="T21"> – </text:span><text:span text:style-name="T23">Informal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74">Date</text:p>
          </table:table-cell>
          <table:table-cell table:style-name="Table12.A1" office:value-type="string">
            <text:p text:style-name="P54">BMT <text:span text:style-name="T38">stress reactions, feeling stuck or closed off or numb, but don’t intervene.</text:span></text:p>
          </table:table-cell>
        </table:table-row>
        <table:table-row table:style-name="Table12.1">
          <table:table-cell table:style-name="Table12.A1" office:value-type="string">
            <text:p text:style-name="P10">_______<text:span text:style-name="T1">__</text:span>_</text:p>
          </table:table-cell>
          <table:table-cell table:style-name="Table12.A1" office:value-type="string">
            <text:p text:style-name="P61">☐</text:p>
          </table:table-cell>
        </table:table-row>
        <table:table-row table:style-name="Table12.1">
          <table:table-cell table:style-name="Table12.A1" office:value-type="string">
            <text:p text:style-name="P10">_______<text:span text:style-name="T1">__</text:span>_</text:p>
          </table:table-cell>
          <table:table-cell table:style-name="Table12.A1" office:value-type="string">
            <text:p text:style-name="P61">☐</text:p>
          </table:table-cell>
        </table:table-row>
        <table:table-row table:style-name="Table12.1">
          <table:table-cell table:style-name="Table12.A1" office:value-type="string">
            <text:p text:style-name="P10">_______<text:span text:style-name="T1">__</text:span>_</text:p>
          </table:table-cell>
          <table:table-cell table:style-name="Table12.A1" office:value-type="string">
            <text:p text:style-name="P61">☐</text:p>
          </table:table-cell>
        </table:table-row>
        <table:table-row table:style-name="Table12.1">
          <table:table-cell table:style-name="Table12.A1" office:value-type="string">
            <text:p text:style-name="P10">_______<text:span text:style-name="T1">__</text:span>_</text:p>
          </table:table-cell>
          <table:table-cell table:style-name="Table12.A1" office:value-type="string">
            <text:p text:style-name="P61">☐</text:p>
          </table:table-cell>
        </table:table-row>
        <table:table-row table:style-name="Table12.1">
          <table:table-cell table:style-name="Table12.A1" office:value-type="string">
            <text:p text:style-name="P10">_______<text:span text:style-name="T1">__</text:span>_</text:p>
          </table:table-cell>
          <table:table-cell table:style-name="Table12.A1" office:value-type="string">
            <text:p text:style-name="P61">☐</text:p>
          </table:table-cell>
        </table:table-row>
        <table:table-row table:style-name="Table12.1">
          <table:table-cell table:style-name="Table12.A1" office:value-type="string">
            <text:p text:style-name="P10">_______<text:span text:style-name="T1">__</text:span>_</text:p>
          </table:table-cell>
          <table:table-cell table:style-name="Table12.A1" office:value-type="string">
            <text:p text:style-name="P61">☐</text:p>
          </table:table-cell>
        </table:table-row>
      </table:table>
      <text:p text:style-name="P88"><text:span text:style-name="T2"/></text:p>
      <text:p text:style-name="P100"><text:span text:style-name="T2">MBSR Week </text:span><text:span text:style-name="T6">5</text:span><text:span text:style-name="T2"> – Formal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74">Date</text:p>
          </table:table-cell>
          <table:table-cell table:style-name="Table5.A1" office:value-type="string">
            <text:p text:style-name="P15">Guided Sit</text:p>
          </table:table-cell>
          <table:table-cell table:style-name="Table5.A1" office:value-type="string">
            <text:p text:style-name="P44">Yoga 1<text:line-break/><text:span text:style-name="T12">(or Body Scan or Guided Sit)</text:span></text:p>
          </table:table-cell>
        </table:table-row>
        <table:table-row table:style-name="Table5.1">
          <table:table-cell table:style-name="Table5.A1" office:value-type="string">
            <text:p text:style-name="P10">_______<text:span text:style-name="T1">__</text:span>_</text:p>
          </table:table-cell>
          <table:table-cell table:style-name="Table5.A1" office:value-type="string">
            <text:p text:style-name="P26">☐</text:p>
          </table:table-cell>
          <table:table-cell table:style-name="Table5.A1" office:value-type="string">
            <text:p text:style-name="P26"/>
          </table:table-cell>
        </table:table-row>
        <table:table-row table:style-name="Table5.1">
          <table:table-cell table:style-name="Table5.A1" office:value-type="string">
            <text:p text:style-name="P10">_______<text:span text:style-name="T1">__</text:span>_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☐ <text:span text:style-name="T12">________</text:span><text:span text:style-name="T57">________</text:span><text:span text:style-name="T12">________</text:span></text:p>
          </table:table-cell>
        </table:table-row>
        <table:table-row table:style-name="Table5.1">
          <table:table-cell table:style-name="Table5.A1" office:value-type="string">
            <text:p text:style-name="P10">_______<text:span text:style-name="T1">__</text:span>_</text:p>
          </table:table-cell>
          <table:table-cell table:style-name="Table5.A1" office:value-type="string">
            <text:p text:style-name="P26">☐</text:p>
          </table:table-cell>
          <table:table-cell table:style-name="Table5.A1" office:value-type="string">
            <text:p text:style-name="P26"/>
          </table:table-cell>
        </table:table-row>
        <table:table-row table:style-name="Table5.1">
          <table:table-cell table:style-name="Table5.A1" office:value-type="string">
            <text:p text:style-name="P10">_______<text:span text:style-name="T1">__</text:span>_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35">☐ <text:span text:style-name="T12">________</text:span><text:span text:style-name="T57">________</text:span><text:span text:style-name="T12">________</text:span></text:p>
          </table:table-cell>
        </table:table-row>
        <table:table-row table:style-name="Table5.1">
          <table:table-cell table:style-name="Table5.A1" office:value-type="string">
            <text:p text:style-name="P10">_______<text:span text:style-name="T1">__</text:span>_</text:p>
          </table:table-cell>
          <table:table-cell table:style-name="Table5.A1" office:value-type="string">
            <text:p text:style-name="P26">☐</text:p>
          </table:table-cell>
          <table:table-cell table:style-name="Table5.A1" office:value-type="string">
            <text:p text:style-name="P26"/>
          </table:table-cell>
        </table:table-row>
        <table:table-row table:style-name="Table5.1">
          <table:table-cell table:style-name="Table5.A1" office:value-type="string">
            <text:p text:style-name="P10">_______<text:span text:style-name="T1">__</text:span>_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35">☐ <text:span text:style-name="T12">________</text:span><text:span text:style-name="T57">________</text:span><text:span text:style-name="T12">________</text:span></text:p>
          </table:table-cell>
        </table:table-row>
      </table:table>
      <text:p text:style-name="P4"/>
      <text:p text:style-name="P4"/>
      <text:p text:style-name="P11">Try some walking meditation (list date and duration):</text:p>
      <text:p text:style-name="P93"><text:span text:style-name="T21">MBSR Week </text:span><text:span text:style-name="T26">5</text:span><text:span text:style-name="T21"> – </text:span><text:span text:style-name="T23">Informal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74">Date</text:p>
          </table:table-cell>
          <table:table-cell table:style-name="Table13.A1" office:value-type="string">
            <text:p text:style-name="P55">BMT <text:span text:style-name="T38">stress reactions </text:span><text:span text:style-name="T39">and habits, and try to course-correct or respond.</text:span></text:p>
          </table:table-cell>
          <table:table-cell table:style-name="Table13.A1" office:value-type="string">
            <text:p text:style-name="P66">BMT one difficult communication.</text:p>
            <text:p text:style-name="P67">1. With who, about what? 2. Origin of the difficulty?</text:p>
            <text:p text:style-name="P67">3. What did you want from them? What did you get?</text:p>
            <text:p text:style-name="P67">4. What did they want from you? What did they get?</text:p>
            <text:p text:style-name="P67">5. How did you feel during and after? 6. Is the issue resolved? How might it be?</text:p>
            <text:p text:style-name="P68">7. Look for patterns. Consider your mental states and their consequences in communication.</text:p>
          </table:table-cell>
        </table:table-row>
        <table:table-row table:style-name="Table13.1">
          <table:table-cell table:style-name="Table13.A1" office:value-type="string">
            <text:p text:style-name="P10">_______<text:span text:style-name="T1">__</text:span>_</text:p>
          </table:table-cell>
          <table:table-cell table:style-name="Table13.A1" office:value-type="string">
            <text:p text:style-name="P58">☐</text:p>
          </table:table-cell>
          <table:table-cell table:style-name="Table13.A1" office:value-type="string">
            <text:p text:style-name="P58">☐ <text:span text:style-name="T40">_______</text:span><text:span text:style-name="T58">_________________</text:span><text:span text:style-name="T40">______</text:span><text:span text:style-name="T52">__</text:span><text:span text:style-name="T40">____________________________________________________________________________________</text:span></text:p>
            <text:p text:style-name="P58"><text:span text:style-name="T40">_____________</text:span><text:span text:style-name="T58">_________________</text:span><text:span text:style-name="T40">____</text:span><text:span text:style-name="T52">__</text:span><text:span text:style-name="T40">___________________________________________________________________________________</text:span></text:p>
            <text:p text:style-name="P62"><text:span text:style-name="T40">_____________</text:span><text:span text:style-name="T58">_________________</text:span><text:span text:style-name="T40">____</text:span><text:span text:style-name="T52">__</text:span><text:span text:style-name="T40">___________________________________________________________________________________</text:span></text:p>
            <text:p text:style-name="P62"><text:span text:style-name="T40">_____________</text:span><text:span text:style-name="T58">_________________</text:span><text:span text:style-name="T40">____</text:span><text:span text:style-name="T52">__</text:span><text:span text:style-name="T40">___________________________________________________________________________________</text:span></text:p>
          </table:table-cell>
        </table:table-row>
        <table:table-row table:style-name="Table13.1">
          <table:table-cell table:style-name="Table13.A1" office:value-type="string">
            <text:p text:style-name="P10">_______<text:span text:style-name="T1">__</text:span>_</text:p>
          </table:table-cell>
          <table:table-cell table:style-name="Table13.A1" office:value-type="string">
            <text:p text:style-name="P58">☐</text:p>
          </table:table-cell>
          <table:table-cell table:style-name="Table13.A1" office:value-type="string">
            <text:p text:style-name="P58">☐ <text:span text:style-name="T40">_______</text:span><text:span text:style-name="T58">_________________</text:span><text:span text:style-name="T40">______</text:span><text:span text:style-name="T52">__</text:span><text:span text:style-name="T40">____________________________________________________________________________________</text:span></text:p>
            <text:p text:style-name="P58"><text:span text:style-name="T40">_____________</text:span><text:span text:style-name="T58">_________________</text:span><text:span text:style-name="T40">____</text:span><text:span text:style-name="T52">__</text:span><text:span text:style-name="T40">___________________________________________________________________________________</text:span></text:p>
            <text:p text:style-name="P62"><text:span text:style-name="T40">_____________</text:span><text:span text:style-name="T58">_________________</text:span><text:span text:style-name="T40">____</text:span><text:span text:style-name="T52">__</text:span><text:span text:style-name="T40">___________________________________________________________________________________</text:span></text:p>
            <text:p text:style-name="P62"><text:span text:style-name="T40">_____________</text:span><text:span text:style-name="T58">_________________</text:span><text:span text:style-name="T40">____</text:span><text:span text:style-name="T52">__</text:span><text:span text:style-name="T40">___________________________________________________________________________________</text:span></text:p>
          </table:table-cell>
        </table:table-row>
        <table:table-row table:style-name="Table13.1">
          <table:table-cell table:style-name="Table13.A1" office:value-type="string">
            <text:p text:style-name="P10">_______<text:span text:style-name="T1">__</text:span>_</text:p>
          </table:table-cell>
          <table:table-cell table:style-name="Table13.A1" office:value-type="string">
            <text:p text:style-name="P58">☐</text:p>
          </table:table-cell>
          <table:table-cell table:style-name="Table13.A1" office:value-type="string">
            <text:p text:style-name="P58">☐ <text:span text:style-name="T40">_______</text:span><text:span text:style-name="T58">_________________</text:span><text:span text:style-name="T40">______</text:span><text:span text:style-name="T52">__</text:span><text:span text:style-name="T40">____________________________________________________________________________________</text:span></text:p>
            <text:p text:style-name="P58"><text:span text:style-name="T40">_____________</text:span><text:span text:style-name="T58">_________________</text:span><text:span text:style-name="T40">____</text:span><text:span text:style-name="T52">__</text:span><text:span text:style-name="T40">___________________________________________________________________________________</text:span></text:p>
            <text:p text:style-name="P62"><text:span text:style-name="T40">_____________</text:span><text:span text:style-name="T58">_________________</text:span><text:span text:style-name="T40">____</text:span><text:span text:style-name="T52">__</text:span><text:span text:style-name="T40">___________________________________________________________________________________</text:span></text:p>
            <text:p text:style-name="P62"><text:span text:style-name="T40">_____________</text:span><text:span text:style-name="T58">_________________</text:span><text:span text:style-name="T40">____</text:span><text:span text:style-name="T52">__</text:span><text:span text:style-name="T40">___________________________________________________________________________________</text:span></text:p>
          </table:table-cell>
        </table:table-row>
        <table:table-row table:style-name="Table13.1">
          <table:table-cell table:style-name="Table13.A1" office:value-type="string">
            <text:p text:style-name="P10">_______<text:span text:style-name="T1">__</text:span>_</text:p>
          </table:table-cell>
          <table:table-cell table:style-name="Table13.A1" office:value-type="string">
            <text:p text:style-name="P58">☐</text:p>
          </table:table-cell>
          <table:table-cell table:style-name="Table13.A1" office:value-type="string">
            <text:p text:style-name="P58">☐ <text:span text:style-name="T40">_______</text:span><text:span text:style-name="T58">_________________</text:span><text:span text:style-name="T40">______</text:span><text:span text:style-name="T52">__</text:span><text:span text:style-name="T40">____________________________________________________________________________________</text:span></text:p>
            <text:p text:style-name="P58"><text:span text:style-name="T40">_____________</text:span><text:span text:style-name="T58">_________________</text:span><text:span text:style-name="T40">____</text:span><text:span text:style-name="T52">__</text:span><text:span text:style-name="T40">___________________________________________________________________________________</text:span></text:p>
            <text:p text:style-name="P62"><text:span text:style-name="T40">_____________</text:span><text:span text:style-name="T58">_________________</text:span><text:span text:style-name="T40">____</text:span><text:span text:style-name="T52">__</text:span><text:span text:style-name="T40">___________________________________________________________________________________</text:span></text:p>
            <text:p text:style-name="P62"><text:span text:style-name="T40">_____________</text:span><text:span text:style-name="T58">_________________</text:span><text:span text:style-name="T40">____</text:span><text:span text:style-name="T52">__</text:span><text:span text:style-name="T40">___________________________________________________________________________________</text:span></text:p>
          </table:table-cell>
        </table:table-row>
        <table:table-row table:style-name="Table13.1">
          <table:table-cell table:style-name="Table13.A1" office:value-type="string">
            <text:p text:style-name="P10">_______<text:span text:style-name="T1">__</text:span>_</text:p>
          </table:table-cell>
          <table:table-cell table:style-name="Table13.A1" office:value-type="string">
            <text:p text:style-name="P58">☐</text:p>
          </table:table-cell>
          <table:table-cell table:style-name="Table13.A1" office:value-type="string">
            <text:p text:style-name="P58">☐ <text:span text:style-name="T40">_______</text:span><text:span text:style-name="T58">_________________</text:span><text:span text:style-name="T40">______</text:span><text:span text:style-name="T52">__</text:span><text:span text:style-name="T40">____________________________________________________________________________________</text:span></text:p>
            <text:p text:style-name="P58"><text:span text:style-name="T40">_____________</text:span><text:span text:style-name="T58">_________________</text:span><text:span text:style-name="T40">____</text:span><text:span text:style-name="T52">__</text:span><text:span text:style-name="T40">___________________________________________________________________________________</text:span></text:p>
            <text:p text:style-name="P62"><text:span text:style-name="T40">_____________</text:span><text:span text:style-name="T58">_________________</text:span><text:span text:style-name="T40">____</text:span><text:span text:style-name="T52">__</text:span><text:span text:style-name="T40">___________________________________________________________________________________</text:span></text:p>
            <text:p text:style-name="P62"><text:span text:style-name="T40">_____________</text:span><text:span text:style-name="T58">_________________</text:span><text:span text:style-name="T40">____</text:span><text:span text:style-name="T52">__</text:span><text:span text:style-name="T40">___________________________________________________________________________________</text:span></text:p>
          </table:table-cell>
        </table:table-row>
        <table:table-row table:style-name="Table13.1">
          <table:table-cell table:style-name="Table13.A1" office:value-type="string">
            <text:p text:style-name="P10">_______<text:span text:style-name="T1">__</text:span>_</text:p>
          </table:table-cell>
          <table:table-cell table:style-name="Table13.A1" office:value-type="string">
            <text:p text:style-name="P58">☐</text:p>
          </table:table-cell>
          <table:table-cell table:style-name="Table13.A1" office:value-type="string">
            <text:p text:style-name="P58">☐ <text:span text:style-name="T40">_______</text:span><text:span text:style-name="T58">_________________</text:span><text:span text:style-name="T40">______</text:span><text:span text:style-name="T52">__</text:span><text:span text:style-name="T40">____________________________________________________________________________________</text:span></text:p>
            <text:p text:style-name="P58"><text:span text:style-name="T40">_____________</text:span><text:span text:style-name="T58">_________________</text:span><text:span text:style-name="T40">____</text:span><text:span text:style-name="T52">__</text:span><text:span text:style-name="T40">___________________________________________________________________________________</text:span></text:p>
            <text:p text:style-name="P62"><text:span text:style-name="T40">_____________</text:span><text:span text:style-name="T58">_________________</text:span><text:span text:style-name="T40">____</text:span><text:span text:style-name="T52">__</text:span><text:span text:style-name="T40">___________________________________________________________________________________</text:span></text:p>
            <text:p text:style-name="P62"><text:span text:style-name="T40">_____________</text:span><text:span text:style-name="T58">_________________</text:span><text:span text:style-name="T40">____</text:span><text:span text:style-name="T52">__</text:span><text:span text:style-name="T40">___________________________________________________________________________________</text:span></text:p>
          </table:table-cell>
        </table:table-row>
      </table:table>
      <text:p text:style-name="P101"><text:soft-page-break/><text:span text:style-name="T2">MBSR Week </text:span><text:span text:style-name="T7">6</text:span><text:span text:style-name="T2"> – Formal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74">Date</text:p>
          </table:table-cell>
          <table:table-cell table:style-name="Table6.A1" office:value-type="string">
            <text:p text:style-name="P16">Guided Sit</text:p>
          </table:table-cell>
          <table:table-cell table:style-name="Table6.A1" office:value-type="string">
            <text:p text:style-name="P45">Yoga 1 <text:span text:style-name="T13">or 2</text:span><text:line-break/><text:span text:style-name="T12">(or Body Scan or Guided Sit)</text:span></text:p>
          </table:table-cell>
        </table:table-row>
        <table:table-row table:style-name="Table6.1">
          <table:table-cell table:style-name="Table6.A1" office:value-type="string">
            <text:p text:style-name="P10">_______<text:span text:style-name="T1">__</text:span>_</text:p>
          </table:table-cell>
          <table:table-cell table:style-name="Table6.A1" office:value-type="string">
            <text:p text:style-name="P27">☐</text:p>
          </table:table-cell>
          <table:table-cell table:style-name="Table6.A1" office:value-type="string">
            <text:p text:style-name="P27"/>
          </table:table-cell>
        </table:table-row>
        <table:table-row table:style-name="Table6.1">
          <table:table-cell table:style-name="Table6.A1" office:value-type="string">
            <text:p text:style-name="P10">_______<text:span text:style-name="T1">__</text:span>_</text:p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36">☐ <text:span text:style-name="T12">________</text:span><text:span text:style-name="T57">________</text:span><text:span text:style-name="T12">________</text:span></text:p>
          </table:table-cell>
        </table:table-row>
        <table:table-row table:style-name="Table6.1">
          <table:table-cell table:style-name="Table6.A1" office:value-type="string">
            <text:p text:style-name="P10">_______<text:span text:style-name="T1">__</text:span>_</text:p>
          </table:table-cell>
          <table:table-cell table:style-name="Table6.A1" office:value-type="string">
            <text:p text:style-name="P27">☐</text:p>
          </table:table-cell>
          <table:table-cell table:style-name="Table6.A1" office:value-type="string">
            <text:p text:style-name="P27"/>
          </table:table-cell>
        </table:table-row>
        <table:table-row table:style-name="Table6.1">
          <table:table-cell table:style-name="Table6.A1" office:value-type="string">
            <text:p text:style-name="P10">_______<text:span text:style-name="T1">__</text:span>_</text:p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36">☐ <text:span text:style-name="T12">________</text:span><text:span text:style-name="T57">________</text:span><text:span text:style-name="T12">________</text:span></text:p>
          </table:table-cell>
        </table:table-row>
        <table:table-row table:style-name="Table6.1">
          <table:table-cell table:style-name="Table6.A1" office:value-type="string">
            <text:p text:style-name="P10">_______<text:span text:style-name="T1">__</text:span>_</text:p>
          </table:table-cell>
          <table:table-cell table:style-name="Table6.A1" office:value-type="string">
            <text:p text:style-name="P27">☐</text:p>
          </table:table-cell>
          <table:table-cell table:style-name="Table6.A1" office:value-type="string">
            <text:p text:style-name="P27"/>
          </table:table-cell>
        </table:table-row>
        <table:table-row table:style-name="Table6.1">
          <table:table-cell table:style-name="Table6.A1" office:value-type="string">
            <text:p text:style-name="P10">_______<text:span text:style-name="T1">__</text:span>_</text:p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36">☐ <text:span text:style-name="T12">________</text:span><text:span text:style-name="T57">________</text:span><text:span text:style-name="T12">________</text:span></text:p>
          </table:table-cell>
        </table:table-row>
      </table:table>
      <text:p text:style-name="P5"/>
      <text:p text:style-name="P5"/>
      <text:p text:style-name="P12">Try some walking meditation (list date and duration):</text:p>
      <text:p text:style-name="P94"><text:span text:style-name="T21">MBSR Week </text:span><text:span text:style-name="T27">6</text:span><text:span text:style-name="T21"> – </text:span><text:span text:style-name="T23">Informal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B"/>
        <table:table-column table:style-name="Table14.E"/>
        <table:table-row table:style-name="Table14.1">
          <table:table-cell table:style-name="Table14.A1" office:value-type="string">
            <text:p text:style-name="P74">Date</text:p>
          </table:table-cell>
          <table:table-cell table:style-name="Table14.A1" office:value-type="string">
            <text:p text:style-name="P50">BMT <text:span text:style-name="T41">your diet</text:span></text:p>
          </table:table-cell>
          <table:table-cell table:style-name="Table14.A1" office:value-type="string">
            <text:p text:style-name="P69">BMT your figurative diet (perceptions, news, media, air, etc)</text:p>
          </table:table-cell>
          <table:table-cell table:style-name="Table14.A1" office:value-type="string">
            <text:p text:style-name="P70">BMT other people and your relationships</text:p>
          </table:table-cell>
          <table:table-cell table:style-name="Table14.A1" office:value-type="string">
            <text:p text:style-name="P71">Try sending metta to loved ones and strangers</text:p>
          </table:table-cell>
        </table:table-row>
        <table:table-row table:style-name="Table14.1">
          <table:table-cell table:style-name="Table14.A1" office:value-type="string">
            <text:p text:style-name="P10">_______<text:span text:style-name="T1">__</text:span>_</text:p>
          </table:table-cell>
          <table:table-cell table:style-name="Table14.A1" office:value-type="string">
            <text:p text:style-name="P37">☐</text:p>
          </table:table-cell>
          <table:table-cell table:style-name="Table14.A1" office:value-type="string">
            <text:p text:style-name="P37">☐</text:p>
          </table:table-cell>
          <table:table-cell table:style-name="Table14.A1" office:value-type="string">
            <text:p text:style-name="P37">☐</text:p>
          </table:table-cell>
          <table:table-cell table:style-name="Table14.A1" office:value-type="string">
            <text:p text:style-name="P33">☐</text:p>
          </table:table-cell>
        </table:table-row>
        <table:table-row table:style-name="Table14.1">
          <table:table-cell table:style-name="Table14.A1" office:value-type="string">
            <text:p text:style-name="P10">_______<text:span text:style-name="T1">__</text:span>_</text:p>
          </table:table-cell>
          <table:table-cell table:style-name="Table14.A1" office:value-type="string">
            <text:p text:style-name="P37">☐</text:p>
          </table:table-cell>
          <table:table-cell table:style-name="Table14.A1" office:value-type="string">
            <text:p text:style-name="P37">☐</text:p>
          </table:table-cell>
          <table:table-cell table:style-name="Table14.A1" office:value-type="string">
            <text:p text:style-name="P37">☐</text:p>
          </table:table-cell>
          <table:table-cell table:style-name="Table14.A1" office:value-type="string">
            <text:p text:style-name="P33">☐</text:p>
          </table:table-cell>
        </table:table-row>
        <table:table-row table:style-name="Table14.1">
          <table:table-cell table:style-name="Table14.A1" office:value-type="string">
            <text:p text:style-name="P10">_______<text:span text:style-name="T1">__</text:span>_</text:p>
          </table:table-cell>
          <table:table-cell table:style-name="Table14.A1" office:value-type="string">
            <text:p text:style-name="P37">☐</text:p>
          </table:table-cell>
          <table:table-cell table:style-name="Table14.A1" office:value-type="string">
            <text:p text:style-name="P37">☐</text:p>
          </table:table-cell>
          <table:table-cell table:style-name="Table14.A1" office:value-type="string">
            <text:p text:style-name="P37">☐</text:p>
          </table:table-cell>
          <table:table-cell table:style-name="Table14.A1" office:value-type="string">
            <text:p text:style-name="P33">☐</text:p>
          </table:table-cell>
        </table:table-row>
        <table:table-row table:style-name="Table14.1">
          <table:table-cell table:style-name="Table14.A1" office:value-type="string">
            <text:p text:style-name="P10">_______<text:span text:style-name="T1">__</text:span>_</text:p>
          </table:table-cell>
          <table:table-cell table:style-name="Table14.A1" office:value-type="string">
            <text:p text:style-name="P37">☐</text:p>
          </table:table-cell>
          <table:table-cell table:style-name="Table14.A1" office:value-type="string">
            <text:p text:style-name="P37">☐</text:p>
          </table:table-cell>
          <table:table-cell table:style-name="Table14.A1" office:value-type="string">
            <text:p text:style-name="P37">☐</text:p>
          </table:table-cell>
          <table:table-cell table:style-name="Table14.A1" office:value-type="string">
            <text:p text:style-name="P33">☐</text:p>
          </table:table-cell>
        </table:table-row>
        <table:table-row table:style-name="Table14.1">
          <table:table-cell table:style-name="Table14.A1" office:value-type="string">
            <text:p text:style-name="P10">_______<text:span text:style-name="T1">__</text:span>_</text:p>
          </table:table-cell>
          <table:table-cell table:style-name="Table14.A1" office:value-type="string">
            <text:p text:style-name="P37">☐</text:p>
          </table:table-cell>
          <table:table-cell table:style-name="Table14.A1" office:value-type="string">
            <text:p text:style-name="P37">☐</text:p>
          </table:table-cell>
          <table:table-cell table:style-name="Table14.A1" office:value-type="string">
            <text:p text:style-name="P37">☐</text:p>
          </table:table-cell>
          <table:table-cell table:style-name="Table14.A1" office:value-type="string">
            <text:p text:style-name="P33">☐</text:p>
          </table:table-cell>
        </table:table-row>
        <table:table-row table:style-name="Table14.1">
          <table:table-cell table:style-name="Table14.A1" office:value-type="string">
            <text:p text:style-name="P10">_______<text:span text:style-name="T1">__</text:span>_</text:p>
          </table:table-cell>
          <table:table-cell table:style-name="Table14.A1" office:value-type="string">
            <text:p text:style-name="P37">☐</text:p>
          </table:table-cell>
          <table:table-cell table:style-name="Table14.A1" office:value-type="string">
            <text:p text:style-name="P37">☐</text:p>
          </table:table-cell>
          <table:table-cell table:style-name="Table14.A1" office:value-type="string">
            <text:p text:style-name="P37">☐</text:p>
          </table:table-cell>
          <table:table-cell table:style-name="Table14.A1" office:value-type="string">
            <text:p text:style-name="P33">☐</text:p>
          </table:table-cell>
        </table:table-row>
      </table:table>
      <text:p text:style-name="P20"/>
      <text:p text:style-name="P102"><text:span text:style-name="T2">MBSR Week </text:span><text:span text:style-name="T8">7</text:span><text:span text:style-name="T2"> – Formal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4">Date</text:p>
          </table:table-cell>
          <table:table-cell table:style-name="Table7.A1" office:value-type="string">
            <text:p text:style-name="P46">45 minutes of formal practice, no CDs</text:p>
          </table:table-cell>
        </table:table-row>
        <table:table-row table:style-name="Table7.1">
          <table:table-cell table:style-name="Table7.A1" office:value-type="string">
            <text:p text:style-name="P10">_______<text:span text:style-name="T1">__</text:span>_</text:p>
          </table:table-cell>
          <table:table-cell table:style-name="Table7.A1" office:value-type="string">
            <text:p text:style-name="P28">☐ <text:span text:style-name="T14">___________</text:span><text:span text:style-name="T53">______</text:span><text:span text:style-name="T14">_____________________________________________________________________________________________________________________________</text:span></text:p>
          </table:table-cell>
        </table:table-row>
        <table:table-row table:style-name="Table7.1">
          <table:table-cell table:style-name="Table7.A1" office:value-type="string">
            <text:p text:style-name="P10">_______<text:span text:style-name="T1">__</text:span>_</text:p>
          </table:table-cell>
          <table:table-cell table:style-name="Table7.A1" office:value-type="string">
            <text:p text:style-name="P28">☐ <text:span text:style-name="T14">___________</text:span><text:span text:style-name="T53">______</text:span><text:span text:style-name="T14">_____________________________________________________________________________________________________________________________</text:span></text:p>
          </table:table-cell>
        </table:table-row>
        <table:table-row table:style-name="Table7.1">
          <table:table-cell table:style-name="Table7.A1" office:value-type="string">
            <text:p text:style-name="P10">_______<text:span text:style-name="T1">__</text:span>_</text:p>
          </table:table-cell>
          <table:table-cell table:style-name="Table7.A1" office:value-type="string">
            <text:p text:style-name="P28">☐ <text:span text:style-name="T14">___________</text:span><text:span text:style-name="T53">______</text:span><text:span text:style-name="T14">_____________________________________________________________________________________________________________________________</text:span></text:p>
          </table:table-cell>
        </table:table-row>
        <table:table-row table:style-name="Table7.1">
          <table:table-cell table:style-name="Table7.A1" office:value-type="string">
            <text:p text:style-name="P10">_______<text:span text:style-name="T1">__</text:span>_</text:p>
          </table:table-cell>
          <table:table-cell table:style-name="Table7.A1" office:value-type="string">
            <text:p text:style-name="P28">☐ <text:span text:style-name="T14">___________</text:span><text:span text:style-name="T53">______</text:span><text:span text:style-name="T14">_____________________________________________________________________________________________________________________________</text:span></text:p>
          </table:table-cell>
        </table:table-row>
        <table:table-row table:style-name="Table7.1">
          <table:table-cell table:style-name="Table7.A1" office:value-type="string">
            <text:p text:style-name="P10">_______<text:span text:style-name="T1">__</text:span>_</text:p>
          </table:table-cell>
          <table:table-cell table:style-name="Table7.A1" office:value-type="string">
            <text:p text:style-name="P28">☐ <text:span text:style-name="T14">___________</text:span><text:span text:style-name="T53">______</text:span><text:span text:style-name="T14">_____________________________________________________________________________________________________________________________</text:span></text:p>
          </table:table-cell>
        </table:table-row>
        <table:table-row table:style-name="Table7.1">
          <table:table-cell table:style-name="Table7.A1" office:value-type="string">
            <text:p text:style-name="P10">_______<text:span text:style-name="T1">__</text:span>_</text:p>
          </table:table-cell>
          <table:table-cell table:style-name="Table7.A1" office:value-type="string">
            <text:p text:style-name="P28">☐ <text:span text:style-name="T14">___________</text:span><text:span text:style-name="T53">______</text:span><text:span text:style-name="T14">_____________________________________________________________________________________________________________________________</text:span></text:p>
          </table:table-cell>
        </table:table-row>
      </table:table>
      <text:p text:style-name="P13"/>
      <text:p text:style-name="P95"><text:span text:style-name="T21">MBSR Week </text:span><text:span text:style-name="T28">7</text:span><text:span text:style-name="T21"> – </text:span><text:span text:style-name="T23">Informal</text:span></text:p>
      <table:table table:name="Table15" table:style-name="Table15">
        <table:table-column table:style-name="Table15.A"/>
        <table:table-column table:style-name="Table15.B" table:number-columns-repeated="2"/>
        <table:table-column table:style-name="Table15.D"/>
        <table:table-row table:style-name="Table15.1">
          <table:table-cell table:style-name="Table15.A1" office:value-type="string">
            <text:p text:style-name="P74">Date</text:p>
          </table:table-cell>
          <table:table-cell table:style-name="Table15.A1" office:value-type="string">
            <text:p text:style-name="P51">BMT <text:span text:style-name="T42">the first minutes of being awake</text:span></text:p>
          </table:table-cell>
          <table:table-cell table:style-name="Table15.A1" office:value-type="string">
            <text:p text:style-name="P73">BMT the last minutes of being awake</text:p>
          </table:table-cell>
          <table:table-cell table:style-name="Table15.A1" office:value-type="string">
            <text:p text:style-name="P72">Try sending metta to <text:span text:style-name="T42">others and yourself</text:span></text:p>
          </table:table-cell>
        </table:table-row>
        <table:table-row table:style-name="Table15.1">
          <table:table-cell table:style-name="Table15.A1" office:value-type="string">
            <text:p text:style-name="P10">_______<text:span text:style-name="T1">__</text:span>_</text:p>
          </table:table-cell>
          <table:table-cell table:style-name="Table15.A1" office:value-type="string">
            <text:p text:style-name="P38">☐</text:p>
          </table:table-cell>
          <table:table-cell table:style-name="Table15.A1" office:value-type="string">
            <text:p text:style-name="P38">☐</text:p>
          </table:table-cell>
          <table:table-cell table:style-name="Table15.A1" office:value-type="string">
            <text:p text:style-name="P34">☐</text:p>
          </table:table-cell>
        </table:table-row>
        <table:table-row table:style-name="Table15.1">
          <table:table-cell table:style-name="Table15.A1" office:value-type="string">
            <text:p text:style-name="P10">_______<text:span text:style-name="T1">__</text:span>_</text:p>
          </table:table-cell>
          <table:table-cell table:style-name="Table15.A1" office:value-type="string">
            <text:p text:style-name="P38">☐</text:p>
          </table:table-cell>
          <table:table-cell table:style-name="Table15.A1" office:value-type="string">
            <text:p text:style-name="P38">☐</text:p>
          </table:table-cell>
          <table:table-cell table:style-name="Table15.A1" office:value-type="string">
            <text:p text:style-name="P34">☐</text:p>
          </table:table-cell>
        </table:table-row>
        <table:table-row table:style-name="Table15.1">
          <table:table-cell table:style-name="Table15.A1" office:value-type="string">
            <text:p text:style-name="P10">_______<text:span text:style-name="T1">__</text:span>_</text:p>
          </table:table-cell>
          <table:table-cell table:style-name="Table15.A1" office:value-type="string">
            <text:p text:style-name="P38">☐</text:p>
          </table:table-cell>
          <table:table-cell table:style-name="Table15.A1" office:value-type="string">
            <text:p text:style-name="P38">☐</text:p>
          </table:table-cell>
          <table:table-cell table:style-name="Table15.A1" office:value-type="string">
            <text:p text:style-name="P34">☐</text:p>
          </table:table-cell>
        </table:table-row>
        <table:table-row table:style-name="Table15.1">
          <table:table-cell table:style-name="Table15.A1" office:value-type="string">
            <text:p text:style-name="P10">_______<text:span text:style-name="T1">__</text:span>_</text:p>
          </table:table-cell>
          <table:table-cell table:style-name="Table15.A1" office:value-type="string">
            <text:p text:style-name="P38">☐</text:p>
          </table:table-cell>
          <table:table-cell table:style-name="Table15.A1" office:value-type="string">
            <text:p text:style-name="P38">☐</text:p>
          </table:table-cell>
          <table:table-cell table:style-name="Table15.A1" office:value-type="string">
            <text:p text:style-name="P34">☐</text:p>
          </table:table-cell>
        </table:table-row>
        <table:table-row table:style-name="Table15.1">
          <table:table-cell table:style-name="Table15.A1" office:value-type="string">
            <text:p text:style-name="P10">_______<text:span text:style-name="T1">__</text:span>_</text:p>
          </table:table-cell>
          <table:table-cell table:style-name="Table15.A1" office:value-type="string">
            <text:p text:style-name="P38">☐</text:p>
          </table:table-cell>
          <table:table-cell table:style-name="Table15.A1" office:value-type="string">
            <text:p text:style-name="P38">☐</text:p>
          </table:table-cell>
          <table:table-cell table:style-name="Table15.A1" office:value-type="string">
            <text:p text:style-name="P34">☐</text:p>
          </table:table-cell>
        </table:table-row>
        <table:table-row table:style-name="Table15.1">
          <table:table-cell table:style-name="Table15.A1" office:value-type="string">
            <text:p text:style-name="P10">_______<text:span text:style-name="T1">__</text:span>_</text:p>
          </table:table-cell>
          <table:table-cell table:style-name="Table15.A1" office:value-type="string">
            <text:p text:style-name="P38">☐</text:p>
          </table:table-cell>
          <table:table-cell table:style-name="Table15.A1" office:value-type="string">
            <text:p text:style-name="P38">☐</text:p>
          </table:table-cell>
          <table:table-cell table:style-name="Table15.A1" office:value-type="string">
            <text:p text:style-name="P34">☐</text:p>
          </table:table-cell>
        </table:table-row>
      </table:table>
      <text:p text:style-name="P21"/>
      <text:p text:style-name="P103"><text:span text:style-name="T2">MBSR Week </text:span><text:span text:style-name="T9">8</text:span><text:span text:style-name="T2"> – Formal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4">Date</text:p>
          </table:table-cell>
          <table:table-cell table:style-name="Table8.A1" office:value-type="string">
            <text:p text:style-name="P47"><text:span text:style-name="T15">Any</text:span> formal practice, <text:span text:style-name="T15">with </text:span>CDs</text:p>
          </table:table-cell>
        </table:table-row>
        <table:table-row table:style-name="Table8.1">
          <table:table-cell table:style-name="Table8.A1" office:value-type="string">
            <text:p text:style-name="P10">_______<text:span text:style-name="T1">__</text:span>_</text:p>
          </table:table-cell>
          <table:table-cell table:style-name="Table8.A1" office:value-type="string">
            <text:p text:style-name="P29">☐ <text:span text:style-name="T14">____</text:span><text:span text:style-name="T54">______</text:span><text:span text:style-name="T14">____________________________________________________________________________________________________________________________________</text:span></text:p>
          </table:table-cell>
        </table:table-row>
        <table:table-row table:style-name="Table8.1">
          <table:table-cell table:style-name="Table8.A1" office:value-type="string">
            <text:p text:style-name="P10">_______<text:span text:style-name="T1">__</text:span>_</text:p>
          </table:table-cell>
          <table:table-cell table:style-name="Table8.A1" office:value-type="string">
            <text:p text:style-name="P29">☐ <text:span text:style-name="T14">____</text:span><text:span text:style-name="T54">______</text:span><text:span text:style-name="T14">____________________________________________________________________________________________________________________________________</text:span></text:p>
          </table:table-cell>
        </table:table-row>
        <table:table-row table:style-name="Table8.1">
          <table:table-cell table:style-name="Table8.A1" office:value-type="string">
            <text:p text:style-name="P10">_______<text:span text:style-name="T1">__</text:span>_</text:p>
          </table:table-cell>
          <table:table-cell table:style-name="Table8.A1" office:value-type="string">
            <text:p text:style-name="P29">☐ <text:span text:style-name="T14">____</text:span><text:span text:style-name="T54">______</text:span><text:span text:style-name="T14">____________________________________________________________________________________________________________________________________</text:span></text:p>
          </table:table-cell>
        </table:table-row>
        <table:table-row table:style-name="Table8.1">
          <table:table-cell table:style-name="Table8.A1" office:value-type="string">
            <text:p text:style-name="P10">_______<text:span text:style-name="T1">__</text:span>_</text:p>
          </table:table-cell>
          <table:table-cell table:style-name="Table8.A1" office:value-type="string">
            <text:p text:style-name="P29">☐ <text:span text:style-name="T14">____</text:span><text:span text:style-name="T54">______</text:span><text:span text:style-name="T14">____________________________________________________________________________________________________________________________________</text:span></text:p>
          </table:table-cell>
        </table:table-row>
        <table:table-row table:style-name="Table8.1">
          <table:table-cell table:style-name="Table8.A1" office:value-type="string">
            <text:p text:style-name="P10">_______<text:span text:style-name="T1">__</text:span>_</text:p>
          </table:table-cell>
          <table:table-cell table:style-name="Table8.A1" office:value-type="string">
            <text:p text:style-name="P29">☐ <text:span text:style-name="T14">____</text:span><text:span text:style-name="T54">______</text:span><text:span text:style-name="T14">____________________________________________________________________________________________________________________________________</text:span></text:p>
          </table:table-cell>
        </table:table-row>
        <table:table-row table:style-name="Table8.1">
          <table:table-cell table:style-name="Table8.A1" office:value-type="string">
            <text:p text:style-name="P10">_______<text:span text:style-name="T1">__</text:span>_</text:p>
          </table:table-cell>
          <table:table-cell table:style-name="Table8.A1" office:value-type="string">
            <text:p text:style-name="P29">☐ <text:span text:style-name="T14">____</text:span><text:span text:style-name="T54">______</text:span><text:span text:style-name="T14">____________________________________________________________________________________________________________________________________</text:span></text:p>
          </table:table-cell>
        </table:table-row>
      </table:table>
      <text:p text:style-name="P14"/>
      <text:p text:style-name="P14"/>
      <text:p text:style-name="P17">Do the Body Scan twice this week:</text:p>
      <text:p text:style-name="P17"/>
      <text:p text:style-name="P17"><text:s text:c="4"/>Date: ________ ☐</text:p>
      <text:p text:style-name="P17"/>
      <text:p text:style-name="P17"><text:s text:c="4"/>Date: ________ ☐</text:p>
      <text:p text:style-name="P96"><text:span text:style-name="T21">MBSR Week </text:span><text:span text:style-name="T29">8</text:span><text:span text:style-name="T21"> – </text:span><text:span text:style-name="T23">Informal</text:span></text:p>
      <text:p text:style-name="P104"><text:span text:style-name="T23"/></text:p>
      <text:p text:style-name="P78">You have only moments to live. <text:span text:style-name="T43">Live them as fully as you can.</text:span></text:p>
      <text:p text:style-name="P109">MBSR <text:span text:style-name="T78">r</text:span>eading<text:span text:style-name="T78">s:</text:span> <text:span text:style-name="T78">One </text:span><text:span text:style-name="T79">possible</text:span><text:span text:style-name="T78"> s</text:span>chedule</text:p>
      <text:p text:style-name="P108"/>
      <table:table table:name="Table17" table:style-name="Table17">
        <table:table-column table:style-name="Table17.A" table:number-columns-repeated="6"/>
        <table:table-column table:style-name="Table17.G"/>
        <table:table-row>
          <table:table-cell table:style-name="Table17.A1" office:value-type="string">
            <text:p text:style-name="P83">Part 1</text:p>
            <text:p text:style-name="P84">The Practice</text:p>
          </table:table-cell>
          <table:table-cell table:style-name="Table17.A1" office:value-type="string">
            <text:p text:style-name="P83">Part 2</text:p>
            <text:p text:style-name="P84">The Paradigm</text:p>
          </table:table-cell>
          <table:table-cell table:style-name="Table17.A1" office:value-type="string">
            <text:p text:style-name="P83">Part 3</text:p>
            <text:p text:style-name="P84">Stress</text:p>
          </table:table-cell>
          <table:table-cell table:style-name="Table17.A1" table:number-columns-spanned="3" office:value-type="string">
            <text:p text:style-name="P83">Part 4</text:p>
            <text:p text:style-name="P84">The Application</text:p>
          </table:table-cell>
          <table:covered-table-cell/>
          <table:covered-table-cell/>
          <table:table-cell table:style-name="Table17.G1" office:value-type="string">
            <text:p text:style-name="P83">Part 5</text:p>
            <text:p text:style-name="P85">The Way</text:p>
          </table:table-cell>
        </table:table-row>
        <table:table-row>
          <table:table-cell table:style-name="Table17.A2" office:value-type="string">
            <text:p text:style-name="P79">Week 2</text:p>
          </table:table-cell>
          <table:table-cell table:style-name="Table17.A2" office:value-type="string">
            <text:p text:style-name="P79">Week 3</text:p>
          </table:table-cell>
          <table:table-cell table:style-name="Table17.A2" office:value-type="string">
            <text:p text:style-name="P79">Week 4</text:p>
          </table:table-cell>
          <table:table-cell table:style-name="Table17.A2" office:value-type="string">
            <text:p text:style-name="P79">Week 5</text:p>
          </table:table-cell>
          <table:table-cell table:style-name="Table17.A2" office:value-type="string">
            <text:p text:style-name="P79">Week 6</text:p>
          </table:table-cell>
          <table:table-cell table:style-name="Table17.A2" office:value-type="string">
            <text:p text:style-name="P79">Week 7</text:p>
          </table:table-cell>
          <table:table-cell table:style-name="Table17.G2" office:value-type="string">
            <text:p text:style-name="P79">Week 8</text:p>
          </table:table-cell>
        </table:table-row>
        <table:table-row>
          <table:table-cell table:style-name="Table17.A2" office:value-type="string">
            <text:p text:style-name="P18">☐ <text:span text:style-name="T44">Chapter 1 <text:s/></text:span></text:p>
            <text:p text:style-name="P77"><text:span text:style-name="T16">☐ </text:span>Chapter 2 <text:s/></text:p>
            <text:p text:style-name="P77"><text:span text:style-name="T16">☐ </text:span>Chapter 3 <text:s/></text:p>
            <text:p text:style-name="P77"><text:span text:style-name="T16">☐ </text:span>Chapter 4 <text:s/></text:p>
            <text:p text:style-name="P77"><text:span text:style-name="T16">☐ </text:span>Chapter 5 <text:s/></text:p>
            <text:p text:style-name="P77"><text:span text:style-name="T16">☐ </text:span>Chapter 6 <text:s/></text:p>
            <text:p text:style-name="P77"><text:span text:style-name="T16">☐ </text:span>Chapter 7 <text:s/></text:p>
            <text:p text:style-name="P77"><text:span text:style-name="T16">☐ </text:span>Chapter 8 <text:s/></text:p>
            <text:p text:style-name="P77"><text:span text:style-name="T16">☐ </text:span>Chapter 9 <text:s/></text:p>
            <text:p text:style-name="P77"><text:span text:style-name="T16">☐ </text:span>Chapter <text:span text:style-name="T45">10</text:span></text:p>
          </table:table-cell>
          <table:table-cell table:style-name="Table17.A2" office:value-type="string">
            <text:p text:style-name="P77"><text:span text:style-name="T16">☐ </text:span>Chapter <text:span text:style-name="T46">11</text:span></text:p>
            <text:p text:style-name="P77"><text:span text:style-name="T16">☐ </text:span>Chapter <text:span text:style-name="T46">12</text:span></text:p>
            <text:p text:style-name="P77"><text:span text:style-name="T16">☐ </text:span>Chapter <text:span text:style-name="T46">13</text:span></text:p>
            <text:p text:style-name="P77"><text:span text:style-name="T16">☐ </text:span>Chapter <text:span text:style-name="T46">14</text:span></text:p>
            <text:p text:style-name="P77"><text:span text:style-name="T16">☐ </text:span>Chapter <text:span text:style-name="T46">15</text:span></text:p>
            <text:p text:style-name="P77"><text:span text:style-name="T16">☐ </text:span>Chapter <text:span text:style-name="T46">16</text:span></text:p>
          </table:table-cell>
          <table:table-cell table:style-name="Table17.A2" office:value-type="string">
            <text:p text:style-name="P77"><text:span text:style-name="T16">☐ </text:span>Chapter <text:span text:style-name="T46">17</text:span></text:p>
            <text:p text:style-name="P77"><text:span text:style-name="T16">☐ </text:span>Chapter <text:span text:style-name="T46">18</text:span></text:p>
            <text:p text:style-name="P77"><text:span text:style-name="T16">☐ </text:span>Chapter <text:span text:style-name="T46">19</text:span></text:p>
            <text:p text:style-name="P77"><text:span text:style-name="T16">☐ </text:span>Chapter <text:span text:style-name="T46">20</text:span></text:p>
          </table:table-cell>
          <table:table-cell table:style-name="Table17.A2" office:value-type="string">
            <text:p text:style-name="P77"><text:span text:style-name="T16">☐ </text:span>Chapter <text:span text:style-name="T47">21</text:span></text:p>
            <text:p text:style-name="P77"><text:span text:style-name="T16">☐ </text:span>Chapter <text:span text:style-name="T47">22</text:span></text:p>
            <text:p text:style-name="P77"><text:span text:style-name="T16">☐ </text:span>Chapter <text:span text:style-name="T47">23</text:span></text:p>
          </table:table-cell>
          <table:table-cell table:style-name="Table17.A2" office:value-type="string">
            <text:p text:style-name="P77"><text:span text:style-name="T16">☐ </text:span>Chapter <text:span text:style-name="T47">24</text:span></text:p>
            <text:p text:style-name="P77"><text:span text:style-name="T16">☐ </text:span>Chapter <text:span text:style-name="T47">25</text:span></text:p>
          </table:table-cell>
          <table:table-cell table:style-name="Table17.A2" office:value-type="string">
            <text:p text:style-name="P77"><text:span text:style-name="T16">☐ </text:span>Chapter <text:span text:style-name="T47">26</text:span></text:p>
            <text:p text:style-name="P77"><text:span text:style-name="T16">☐ </text:span>Chapter <text:span text:style-name="T47">27</text:span></text:p>
            <text:p text:style-name="P77"><text:span text:style-name="T16">☐ </text:span>Chapter <text:span text:style-name="T47">28</text:span></text:p>
            <text:p text:style-name="P77"><text:span text:style-name="T16">☐ </text:span>Chapter <text:span text:style-name="T47">29</text:span></text:p>
            <text:p text:style-name="P77"><text:span text:style-name="T16">☐ </text:span>Chapter <text:span text:style-name="T47">30</text:span></text:p>
            <text:p text:style-name="P77"><text:span text:style-name="T16">☐ </text:span>Chapter <text:span text:style-name="T47">31</text:span></text:p>
            <text:p text:style-name="P77"><text:span text:style-name="T16">☐ </text:span>Chapter <text:span text:style-name="T47">32</text:span></text:p>
          </table:table-cell>
          <table:table-cell table:style-name="Table17.G2" office:value-type="string">
            <text:p text:style-name="P77"><text:span text:style-name="T16">☐ </text:span>Chapter <text:span text:style-name="T48">33</text:span></text:p>
            <text:p text:style-name="P77"><text:span text:style-name="T16">☐ </text:span>Chapter <text:span text:style-name="T48">34</text:span></text:p>
            <text:p text:style-name="P77"><text:span text:style-name="T16">☐ </text:span>Chapter <text:span text:style-name="T48">35</text:span></text:p>
            <text:p text:style-name="P77"><text:span text:style-name="T16">☐ </text:span>Chapter <text:span text:style-name="T48">36</text:span></text:p>
            <text:p text:style-name="P77"><text:span text:style-name="T16">☐ </text:span>Chapter <text:span text:style-name="T48">37</text:span></text:p>
          </table:table-cell>
        </table:table-row>
      </table:table>
      <text:p text:style-name="P10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10:27:16.839364823</meta:creation-date>
    <dc:date>2026-04-16T21:02:23.704879630</dc:date>
    <meta:editing-duration>P1DT1H42M42S</meta:editing-duration>
    <meta:editing-cycles>177</meta:editing-cycles>
    <meta:generator>LibreOffice/24.2.7.2$Linux_X86_64 LibreOffice_project/420$Build-2</meta:generator>
    <meta:print-date>2026-04-16T20:28:25.740879876</meta:print-date>
    <meta:printed-by>PDF files</meta:printed-by>
    <meta:document-statistic meta:table-count="16" meta:image-count="0" meta:object-count="0" meta:page-count="18" meta:paragraph-count="422" meta:word-count="1207" meta:character-count="16877" meta:non-whitespace-character-count="16051"/>
  </office:meta>
</office:document-meta>
</file>